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Typewriter" svg:font-family="'Lucida Sans Typewriter'"/>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1effae" officeooo:paragraph-rsid="0047a6ce"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25df7c" officeooo:paragraph-rsid="0025df7c"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27d0fc" officeooo:paragraph-rsid="0027d0fc"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2aa971" officeooo:paragraph-rsid="002aa971"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2a98c2" officeooo:paragraph-rsid="002a98c2"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453686" officeooo:paragraph-rsid="00453686"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48da78" officeooo:paragraph-rsid="004a9265"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584192" officeooo:paragraph-rsid="00584192"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fo:font-weight="bold" officeooo:rsid="0025df7c" officeooo:paragraph-rsid="0025df7c" fo:background-color="#ffffff" style:font-size-asian="10pt" style:font-weight-asian="bold" style:font-size-complex="10pt" style:font-weight-complex="bold"/>
    </style:style>
    <style:style style:name="P14" style:family="paragraph" style:parent-style-name="Preformatted_20_Text">
      <style:text-properties fo:color="#000000" style:font-name="Arial" fo:font-size="10pt" fo:font-weight="bold" officeooo:rsid="002aa971" officeooo:paragraph-rsid="002aa971" fo:background-color="#ffffff" style:font-size-asian="10pt" style:font-weight-asian="bold" style:font-size-complex="10pt" style:font-weight-complex="bold"/>
    </style:style>
    <style:style style:name="P15" style:family="paragraph" style:parent-style-name="Preformatted_20_Text">
      <style:text-properties fo:color="#000000" style:font-name="Arial" fo:font-size="10pt" officeooo:paragraph-rsid="0025df7c" fo:background-color="#ffffff" style:font-size-asian="10pt" style:font-size-complex="10pt"/>
    </style:style>
    <style:style style:name="P16" style:family="paragraph" style:parent-style-name="Preformatted_20_Text">
      <style:text-properties fo:color="#000000" style:font-name="Arial" fo:font-size="10pt" officeooo:paragraph-rsid="0027d0fc" fo:background-color="#ffffff" style:font-size-asian="10pt" style:font-size-complex="10pt"/>
    </style:style>
    <style:style style:name="P17" style:family="paragraph" style:parent-style-name="Preformatted_20_Text">
      <style:text-properties fo:color="#000000" style:font-name="Arial" fo:font-size="10pt" officeooo:rsid="0025df7c" officeooo:paragraph-rsid="0025df7c" fo:background-color="#ffffff" style:font-size-asian="10pt" style:font-size-complex="10pt"/>
    </style:style>
    <style:style style:name="P18"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19"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20" style:family="paragraph" style:parent-style-name="Standard">
      <style:text-properties fo:color="#000000" style:font-name="Arial" fo:font-size="10pt" fo:font-weight="normal" officeooo:rsid="0020f71b" officeooo:paragraph-rsid="0022eab8"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normal" officeooo:rsid="001fe858" officeooo:paragraph-rsid="001effae"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bold" officeooo:rsid="0020f71b" officeooo:paragraph-rsid="0020f71b" fo:background-color="#ffffff" style:font-size-asian="10pt" style:font-weight-asian="bold" style:font-size-complex="10pt" style:font-weight-complex="bold"/>
    </style:style>
    <style:style style:name="P25" style:family="paragraph" style:parent-style-name="Standard">
      <style:text-properties fo:color="#000000" style:font-name="Arial" fo:font-size="10pt" fo:font-weight="bold" officeooo:rsid="0022eab8" officeooo:paragraph-rsid="0022eab8" fo:background-color="#ffffff" style:font-size-asian="10pt" style:font-weight-asian="bold" style:font-size-complex="10pt" style:font-weight-complex="bold"/>
    </style:style>
    <style:style style:name="P26" style:family="paragraph" style:parent-style-name="Standard">
      <style:text-properties fo:color="#000000" style:font-name="Arial" fo:font-size="10pt" officeooo:paragraph-rsid="001effae" fo:background-color="#ffffff" style:font-size-asian="10pt" style:font-size-complex="10pt"/>
    </style:style>
    <style:style style:name="P27" style:family="paragraph" style:parent-style-name="Standard">
      <style:text-properties fo:color="#000000" style:font-name="Arial" fo:font-size="10pt" officeooo:paragraph-rsid="001fe858" fo:background-color="#ffffff" style:font-size-asian="10pt" style:font-size-complex="10pt"/>
    </style:style>
    <style:style style:name="P28" style:family="paragraph" style:parent-style-name="Standard">
      <style:text-properties fo:color="#000000" style:font-name="Arial" fo:font-size="10pt" officeooo:paragraph-rsid="0020f71b" fo:background-color="#ffffff" style:font-size-asian="10pt" style:font-size-complex="10pt"/>
    </style:style>
    <style:style style:name="P29" style:family="paragraph" style:parent-style-name="Standard">
      <style:text-properties fo:color="#000000" style:font-name="Arial" fo:font-size="10pt" officeooo:paragraph-rsid="0022eab8" fo:background-color="#ffffff" style:font-size-asian="10pt" style:font-size-complex="10pt"/>
    </style:style>
    <style:style style:name="P30" style:family="paragraph" style:parent-style-name="Standard">
      <style:text-properties fo:color="#000000" style:font-name="Arial" fo:font-size="10pt" officeooo:rsid="0022eab8" officeooo:paragraph-rsid="0022eab8" fo:background-color="#ffffff" style:font-size-asian="10pt" style:font-size-complex="10pt"/>
    </style:style>
    <style:style style:name="P31" style:family="paragraph" style:parent-style-name="Preformatted_20_Text">
      <style:text-properties fo:color="#000000" style:font-name="Arial" fo:font-size="10pt" officeooo:paragraph-rsid="0025df7c" fo:background-color="#ffffff" style:font-size-asian="10pt" style:font-size-complex="10pt"/>
    </style:style>
    <style:style style:name="P32" style:family="paragraph" style:parent-style-name="Preformatted_20_Text">
      <style:text-properties fo:color="#000000" style:font-name="Arial" fo:font-size="10pt" officeooo:rsid="006946c2" officeooo:paragraph-rsid="006946c2" fo:background-color="#ffffff" style:font-size-asian="10pt" style:font-size-complex="10pt"/>
    </style:style>
    <style:style style:name="P33" style:family="paragraph" style:parent-style-name="Preformatted_20_Text">
      <style:text-properties fo:color="#000000" style:font-name="Arial" fo:font-size="10pt" officeooo:paragraph-rsid="0027d0fc" fo:background-color="#ffffff" style:font-size-asian="10pt" style:font-size-complex="10pt"/>
    </style:style>
    <style:style style:name="P34" style:family="paragraph" style:parent-style-name="Preformatted_20_Text">
      <style:text-properties fo:color="#000000" style:font-name="Arial" fo:font-size="10pt" officeooo:paragraph-rsid="0085d9fd" fo:background-color="#ffffff" style:font-size-asian="10pt" style:font-size-complex="10pt"/>
    </style:style>
    <style:style style:name="P35" style:family="paragraph" style:parent-style-name="Preformatted_20_Text">
      <style:text-properties fo:color="#000000" style:font-name="Arial" fo:font-size="10pt" officeooo:paragraph-rsid="00be81e8" fo:background-color="#ffffff" style:font-size-asian="10pt" style:font-size-complex="10pt"/>
    </style:style>
    <style:style style:name="P36" style:family="paragraph" style:parent-style-name="Preformatted_20_Text">
      <style:text-properties fo:color="#000000" style:font-name="Arial" fo:font-size="10pt" officeooo:rsid="00c026fe" officeooo:paragraph-rsid="00c1b415" fo:background-color="#ffffff" style:font-size-asian="10pt" style:font-size-complex="10pt"/>
    </style:style>
    <style:style style:name="P37" style:family="paragraph" style:parent-style-name="Preformatted_20_Text">
      <style:text-properties fo:color="#000000" style:font-name="Arial" fo:font-size="10pt" officeooo:paragraph-rsid="00cc7421" fo:background-color="#ffffff" style:font-size-asian="10pt" style:font-size-complex="10pt"/>
    </style:style>
    <style:style style:name="P38" style:family="paragraph" style:parent-style-name="Preformatted_20_Text">
      <style:text-properties fo:color="#000000" style:font-name="Arial" fo:font-size="10pt" officeooo:rsid="00cf35c1" officeooo:paragraph-rsid="00cf35c1" fo:background-color="#ffffff" style:font-size-asian="10pt" style:font-size-complex="10pt"/>
    </style:style>
    <style:style style:name="P39" style:family="paragraph" style:parent-style-name="Preformatted_20_Text">
      <style:text-properties fo:color="#000000" style:font-name="Arial" fo:font-size="10pt" officeooo:paragraph-rsid="00ff77fc" fo:background-color="#ffffff" style:font-size-asian="10pt" style:font-size-complex="10pt"/>
    </style:style>
    <style:style style:name="P40" style:family="paragraph" style:parent-style-name="Preformatted_20_Text">
      <style:text-properties fo:color="#000000" style:font-name="Arial" fo:font-size="10pt" fo:font-weight="bold" officeooo:rsid="0027d0fc" officeooo:paragraph-rsid="0027d0fc" fo:background-color="#ffffff" style:font-size-asian="10pt" style:font-weight-asian="bold" style:font-size-complex="10pt" style:font-weight-complex="bold"/>
    </style:style>
    <style:style style:name="P41" style:family="paragraph" style:parent-style-name="Preformatted_20_Text">
      <style:text-properties fo:color="#000000" style:font-name="Arial" fo:font-size="10pt" fo:font-weight="bold" officeooo:rsid="0082cb59" officeooo:paragraph-rsid="0082cb59" fo:background-color="#ffffff" style:font-size-asian="10pt" style:font-weight-asian="bold" style:font-size-complex="10pt" style:font-weight-complex="bold"/>
    </style:style>
    <style:style style:name="P42" style:family="paragraph" style:parent-style-name="Preformatted_20_Text">
      <style:text-properties fo:color="#000000" style:font-name="Arial" fo:font-size="10pt" fo:font-weight="bold" officeooo:rsid="0082cb59" officeooo:paragraph-rsid="00a8f972" fo:background-color="#ffffff" style:font-size-asian="10pt" style:font-weight-asian="bold" style:font-size-complex="10pt" style:font-weight-complex="bold"/>
    </style:style>
    <style:style style:name="P43" style:family="paragraph" style:parent-style-name="Preformatted_20_Text">
      <style:text-properties fo:color="#000000" style:font-name="Arial" fo:font-size="10pt" fo:font-weight="bold" officeooo:rsid="0082cb59" officeooo:paragraph-rsid="00baaad1" fo:background-color="#ffffff" style:font-size-asian="10pt" style:font-weight-asian="bold" style:font-size-complex="10pt" style:font-weight-complex="bold"/>
    </style:style>
    <style:style style:name="P44" style:family="paragraph" style:parent-style-name="Preformatted_20_Text">
      <style:text-properties fo:color="#000000" style:font-name="Arial" fo:font-size="10pt" fo:font-weight="bold" officeooo:rsid="0093ff0f" officeooo:paragraph-rsid="0093ff0f" fo:background-color="#ffffff" style:font-size-asian="10pt" style:font-weight-asian="bold" style:font-size-complex="10pt" style:font-weight-complex="bold"/>
    </style:style>
    <style:style style:name="P45" style:family="paragraph" style:parent-style-name="Preformatted_20_Text">
      <style:text-properties fo:color="#000000" style:font-name="Arial" fo:font-size="10pt" fo:font-weight="bold" officeooo:rsid="002aa971" officeooo:paragraph-rsid="002aa971" fo:background-color="#ffffff" style:font-size-asian="10pt" style:font-weight-asian="bold" style:font-size-complex="10pt" style:font-weight-complex="bold"/>
    </style:style>
    <style:style style:name="P46" style:family="paragraph" style:parent-style-name="Preformatted_20_Text">
      <style:text-properties fo:color="#000000" style:font-name="Arial" fo:font-size="10pt" fo:font-weight="bold" officeooo:rsid="0025df7c" officeooo:paragraph-rsid="0025df7c" fo:background-color="#ffffff" style:font-size-asian="10pt" style:font-weight-asian="bold" style:font-size-complex="10pt" style:font-weight-complex="bold"/>
    </style:style>
    <style:style style:name="P47" style:family="paragraph" style:parent-style-name="Preformatted_20_Text">
      <style:text-properties fo:color="#000000" style:font-name="Arial" fo:font-size="10pt" fo:font-weight="normal" officeooo:rsid="00742b89" officeooo:paragraph-rsid="00742b89" fo:background-color="#ffffff" style:font-size-asian="10pt" style:font-weight-asian="normal" style:font-size-complex="10pt" style:font-weight-complex="normal"/>
    </style:style>
    <style:style style:name="P48" style:family="paragraph" style:parent-style-name="Preformatted_20_Text">
      <style:text-properties fo:color="#000000" style:font-name="Arial" fo:font-size="10pt" fo:font-weight="normal" officeooo:rsid="007b39d1" officeooo:paragraph-rsid="007b39d1" fo:background-color="#ffffff" style:font-size-asian="10pt" style:font-weight-asian="normal" style:font-size-complex="10pt" style:font-weight-complex="normal"/>
    </style:style>
    <style:style style:name="P49" style:family="paragraph" style:parent-style-name="Preformatted_20_Text">
      <style:text-properties fo:color="#000000" style:font-name="Arial" fo:font-size="10pt" fo:font-weight="normal" officeooo:rsid="007ca405" officeooo:paragraph-rsid="007ca405" fo:background-color="#ffffff" style:font-size-asian="10pt" style:font-weight-asian="normal" style:font-size-complex="10pt" style:font-weight-complex="normal"/>
    </style:style>
    <style:style style:name="P50" style:family="paragraph" style:parent-style-name="Preformatted_20_Text">
      <style:text-properties fo:color="#000000" style:font-name="Arial" fo:font-size="10pt" fo:font-weight="normal" officeooo:rsid="0027d0fc" officeooo:paragraph-rsid="0027d0fc" fo:background-color="#ffffff" style:font-size-asian="10pt" style:font-weight-asian="normal" style:font-size-complex="10pt" style:font-weight-complex="normal"/>
    </style:style>
    <style:style style:name="P51" style:family="paragraph" style:parent-style-name="Preformatted_20_Text">
      <style:text-properties fo:color="#000000" style:font-name="Arial" fo:font-size="10pt" fo:font-weight="normal" officeooo:rsid="0027d0fc" officeooo:paragraph-rsid="007edfc0" fo:background-color="#ffffff" style:font-size-asian="10pt" style:font-weight-asian="normal" style:font-size-complex="10pt" style:font-weight-complex="normal"/>
    </style:style>
    <style:style style:name="P52" style:family="paragraph" style:parent-style-name="Preformatted_20_Text">
      <style:text-properties fo:color="#000000" style:font-name="Arial" fo:font-size="10pt" fo:font-weight="normal" officeooo:rsid="0027d0fc" officeooo:paragraph-rsid="0085d9fd" fo:background-color="#ffffff" style:font-size-asian="10pt" style:font-weight-asian="normal" style:font-size-complex="10pt" style:font-weight-complex="normal"/>
    </style:style>
    <style:style style:name="P53" style:family="paragraph" style:parent-style-name="Preformatted_20_Text">
      <style:text-properties fo:color="#000000" style:font-name="Arial" fo:font-size="10pt" fo:font-weight="normal" officeooo:rsid="0027d0fc" officeooo:paragraph-rsid="00904da8" fo:background-color="#ffffff" style:font-size-asian="10pt" style:font-weight-asian="normal" style:font-size-complex="10pt" style:font-weight-complex="normal"/>
    </style:style>
    <style:style style:name="P54" style:family="paragraph" style:parent-style-name="Preformatted_20_Text">
      <style:text-properties fo:color="#000000" style:font-name="Arial" fo:font-size="10pt" fo:font-weight="normal" officeooo:rsid="0027d0fc" officeooo:paragraph-rsid="00be81e8" fo:background-color="#ffffff" style:font-size-asian="10pt" style:font-weight-asian="normal" style:font-size-complex="10pt" style:font-weight-complex="normal"/>
    </style:style>
    <style:style style:name="P55" style:family="paragraph" style:parent-style-name="Preformatted_20_Text">
      <style:text-properties fo:color="#000000" style:font-name="Arial" fo:font-size="10pt" fo:font-weight="normal" officeooo:rsid="0027d0fc" officeooo:paragraph-rsid="00cc7421" fo:background-color="#ffffff" style:font-size-asian="10pt" style:font-weight-asian="normal" style:font-size-complex="10pt" style:font-weight-complex="normal"/>
    </style:style>
    <style:style style:name="P56" style:family="paragraph" style:parent-style-name="Preformatted_20_Text">
      <style:text-properties fo:color="#000000" style:font-name="Arial" fo:font-size="10pt" fo:font-weight="normal" officeooo:rsid="0027d0fc" officeooo:paragraph-rsid="00baaad1" fo:background-color="#ffffff" style:font-size-asian="10pt" style:font-weight-asian="normal" style:font-size-complex="10pt" style:font-weight-complex="normal"/>
    </style:style>
    <style:style style:name="P57" style:family="paragraph" style:parent-style-name="Preformatted_20_Text">
      <style:text-properties fo:color="#000000" style:font-name="Arial" fo:font-size="10pt" fo:font-weight="normal" officeooo:rsid="0087c74e" officeooo:paragraph-rsid="0087c74e" fo:background-color="#ffffff" style:font-size-asian="10pt" style:font-weight-asian="normal" style:font-size-complex="10pt" style:font-weight-complex="normal"/>
    </style:style>
    <style:style style:name="P58" style:family="paragraph" style:parent-style-name="Preformatted_20_Text">
      <style:text-properties fo:color="#000000" style:font-name="Arial" fo:font-size="10pt" fo:font-weight="normal" officeooo:rsid="0088e1d0" officeooo:paragraph-rsid="0088e1d0" fo:background-color="#ffffff" style:font-size-asian="10pt" style:font-weight-asian="normal" style:font-size-complex="10pt" style:font-weight-complex="normal"/>
    </style:style>
    <style:style style:name="P59" style:family="paragraph" style:parent-style-name="Preformatted_20_Text">
      <style:text-properties fo:color="#000000" style:font-name="Arial" fo:font-size="10pt" fo:font-weight="normal" officeooo:rsid="0088e1d0" officeooo:paragraph-rsid="00904da8" fo:background-color="#ffffff" style:font-size-asian="10pt" style:font-weight-asian="normal" style:font-size-complex="10pt" style:font-weight-complex="normal"/>
    </style:style>
    <style:style style:name="P60" style:family="paragraph" style:parent-style-name="Preformatted_20_Text">
      <style:text-properties fo:color="#000000" style:font-name="Arial" fo:font-size="10pt" fo:font-weight="normal" officeooo:rsid="0088e1d0" officeooo:paragraph-rsid="00dc85b5" fo:background-color="#ffffff" style:font-size-asian="10pt" style:font-weight-asian="normal" style:font-size-complex="10pt" style:font-weight-complex="normal"/>
    </style:style>
    <style:style style:name="P61" style:family="paragraph" style:parent-style-name="Preformatted_20_Text">
      <style:text-properties fo:color="#000000" style:font-name="Arial" fo:font-size="10pt" fo:font-weight="normal" officeooo:rsid="00904da8" officeooo:paragraph-rsid="00904da8" fo:background-color="#ffffff" style:font-size-asian="10pt" style:font-weight-asian="normal" style:font-size-complex="10pt" style:font-weight-complex="normal"/>
    </style:style>
    <style:style style:name="P62" style:family="paragraph" style:parent-style-name="Preformatted_20_Text">
      <style:text-properties fo:color="#000000" style:font-name="Arial" fo:font-size="10pt" fo:font-weight="normal" officeooo:rsid="0093ff0f" officeooo:paragraph-rsid="0093ff0f" fo:background-color="#ffffff" style:font-size-asian="10pt" style:font-weight-asian="normal" style:font-size-complex="10pt" style:font-weight-complex="normal"/>
    </style:style>
    <style:style style:name="P63" style:family="paragraph" style:parent-style-name="Preformatted_20_Text">
      <style:text-properties fo:color="#000000" style:font-name="Arial" fo:font-size="10pt" fo:font-weight="normal" officeooo:rsid="0093ff0f" officeooo:paragraph-rsid="00b4c12a" fo:background-color="#ffffff" style:font-size-asian="10pt" style:font-weight-asian="normal" style:font-size-complex="10pt" style:font-weight-complex="normal"/>
    </style:style>
    <style:style style:name="P64" style:family="paragraph" style:parent-style-name="Preformatted_20_Text">
      <style:text-properties fo:color="#000000" style:font-name="Arial" fo:font-size="10pt" fo:font-weight="normal" officeooo:rsid="0093ff0f" officeooo:paragraph-rsid="00d92d2a" fo:background-color="#ffffff" style:font-size-asian="10pt" style:font-weight-asian="normal" style:font-size-complex="10pt" style:font-weight-complex="normal"/>
    </style:style>
    <style:style style:name="P65" style:family="paragraph" style:parent-style-name="Preformatted_20_Text">
      <style:text-properties fo:color="#000000" style:font-name="Arial" fo:font-size="10pt" fo:font-weight="normal" officeooo:rsid="0094e71e" officeooo:paragraph-rsid="0094e71e" fo:background-color="#ffffff" style:font-size-asian="10pt" style:font-weight-asian="normal" style:font-size-complex="10pt" style:font-weight-complex="normal"/>
    </style:style>
    <style:style style:name="P66" style:family="paragraph" style:parent-style-name="Preformatted_20_Text">
      <style:text-properties fo:color="#000000" style:font-name="Arial" fo:font-size="10pt" fo:font-weight="normal" officeooo:rsid="0094e71e" officeooo:paragraph-rsid="00baaad1" fo:background-color="#ffffff" style:font-size-asian="10pt" style:font-weight-asian="normal" style:font-size-complex="10pt" style:font-weight-complex="normal"/>
    </style:style>
    <style:style style:name="P67" style:family="paragraph" style:parent-style-name="Preformatted_20_Text">
      <style:text-properties fo:color="#000000" style:font-name="Arial" fo:font-size="10pt" fo:font-weight="normal" officeooo:rsid="0096ab79" officeooo:paragraph-rsid="0096ab79" fo:background-color="#ffffff" style:font-size-asian="10pt" style:font-weight-asian="normal" style:font-size-complex="10pt" style:font-weight-complex="normal"/>
    </style:style>
    <style:style style:name="P68" style:family="paragraph" style:parent-style-name="Preformatted_20_Text">
      <style:text-properties fo:color="#000000" style:font-name="Arial" fo:font-size="10pt" fo:font-weight="normal" officeooo:rsid="00984d70" officeooo:paragraph-rsid="00996e4a" fo:background-color="#ffffff" style:font-size-asian="10pt" style:font-weight-asian="normal" style:font-size-complex="10pt" style:font-weight-complex="normal"/>
    </style:style>
    <style:style style:name="P69" style:family="paragraph" style:parent-style-name="Preformatted_20_Text">
      <style:text-properties fo:color="#000000" style:font-name="Arial" fo:font-size="10pt" fo:font-weight="normal" officeooo:rsid="00984d70" officeooo:paragraph-rsid="00daf356" fo:background-color="#ffffff" style:font-size-asian="10pt" style:font-weight-asian="normal" style:font-size-complex="10pt" style:font-weight-complex="normal"/>
    </style:style>
    <style:style style:name="P70" style:family="paragraph" style:parent-style-name="Preformatted_20_Text">
      <style:text-properties fo:color="#000000" style:font-name="Arial" fo:font-size="10pt" fo:font-weight="normal" officeooo:rsid="00997568" officeooo:paragraph-rsid="00997568" fo:background-color="#ffffff" style:font-size-asian="10pt" style:font-weight-asian="normal" style:font-size-complex="10pt" style:font-weight-complex="normal"/>
    </style:style>
    <style:style style:name="P71" style:family="paragraph" style:parent-style-name="Preformatted_20_Text">
      <style:text-properties fo:color="#000000" style:font-name="Arial" fo:font-size="10pt" fo:font-weight="normal" officeooo:rsid="00997568" officeooo:paragraph-rsid="00daf356" fo:background-color="#ffffff" style:font-size-asian="10pt" style:font-weight-asian="normal" style:font-size-complex="10pt" style:font-weight-complex="normal"/>
    </style:style>
    <style:style style:name="P72" style:family="paragraph" style:parent-style-name="Preformatted_20_Text">
      <style:text-properties fo:color="#000000" style:font-name="Arial" fo:font-size="10pt" fo:font-weight="normal" officeooo:rsid="009e8c75" officeooo:paragraph-rsid="009e8c75" fo:background-color="#ffffff" style:font-size-asian="10pt" style:font-weight-asian="normal" style:font-size-complex="10pt" style:font-weight-complex="normal"/>
    </style:style>
    <style:style style:name="P73" style:family="paragraph" style:parent-style-name="Preformatted_20_Text">
      <style:text-properties fo:color="#000000" style:font-name="Arial" fo:font-size="10pt" fo:font-weight="normal" officeooo:rsid="009f9c90" officeooo:paragraph-rsid="009f9c90" fo:background-color="#ffffff" style:font-size-asian="10pt" style:font-weight-asian="normal" style:font-size-complex="10pt" style:font-weight-complex="normal"/>
    </style:style>
    <style:style style:name="P74" style:family="paragraph" style:parent-style-name="Preformatted_20_Text">
      <style:text-properties fo:color="#000000" style:font-name="Arial" fo:font-size="10pt" fo:font-weight="normal" officeooo:rsid="00a44a5d" officeooo:paragraph-rsid="00a44a5d" fo:background-color="#ffffff" style:font-size-asian="10pt" style:font-weight-asian="normal" style:font-size-complex="10pt" style:font-weight-complex="normal"/>
    </style:style>
    <style:style style:name="P75" style:family="paragraph" style:parent-style-name="Preformatted_20_Text">
      <style:text-properties fo:color="#000000" style:font-name="Arial" fo:font-size="10pt" fo:font-weight="normal" officeooo:rsid="0082cb59" officeooo:paragraph-rsid="0082cb59" fo:background-color="#ffffff" style:font-size-asian="10pt" style:font-weight-asian="normal" style:font-size-complex="10pt" style:font-weight-complex="normal"/>
    </style:style>
    <style:style style:name="P76" style:family="paragraph" style:parent-style-name="Preformatted_20_Text">
      <style:text-properties fo:color="#000000" style:font-name="Arial" fo:font-size="10pt" fo:font-weight="normal" officeooo:rsid="0082cb59" officeooo:paragraph-rsid="00a75f3f" fo:background-color="#ffffff" style:font-size-asian="10pt" style:font-weight-asian="normal" style:font-size-complex="10pt" style:font-weight-complex="normal"/>
    </style:style>
    <style:style style:name="P77" style:family="paragraph" style:parent-style-name="Preformatted_20_Text">
      <style:text-properties fo:color="#000000" style:font-name="Arial" fo:font-size="10pt" fo:font-weight="normal" officeooo:rsid="0082cb59" officeooo:paragraph-rsid="00a8f972" fo:background-color="#ffffff" style:font-size-asian="10pt" style:font-weight-asian="normal" style:font-size-complex="10pt" style:font-weight-complex="normal"/>
    </style:style>
    <style:style style:name="P78" style:family="paragraph" style:parent-style-name="Preformatted_20_Text">
      <style:text-properties fo:color="#000000" style:font-name="Arial" fo:font-size="10pt" fo:font-weight="normal" officeooo:rsid="00a75f3f" officeooo:paragraph-rsid="00a75f3f" fo:background-color="#ffffff" style:font-size-asian="10pt" style:font-weight-asian="normal" style:font-size-complex="10pt" style:font-weight-complex="normal"/>
    </style:style>
    <style:style style:name="P79" style:family="paragraph" style:parent-style-name="Preformatted_20_Text">
      <style:text-properties fo:color="#000000" style:font-name="Arial" fo:font-size="10pt" fo:font-weight="normal" officeooo:rsid="00a8f972" officeooo:paragraph-rsid="00a8f972" fo:background-color="#ffffff" style:font-size-asian="10pt" style:font-weight-asian="normal" style:font-size-complex="10pt" style:font-weight-complex="normal"/>
    </style:style>
    <style:style style:name="P80" style:family="paragraph" style:parent-style-name="Preformatted_20_Text">
      <style:text-properties fo:color="#000000" style:font-name="Arial" fo:font-size="10pt" fo:font-weight="normal" officeooo:rsid="00acfed6" officeooo:paragraph-rsid="00acfed6" fo:background-color="#ffffff" style:font-size-asian="10pt" style:font-weight-asian="normal" style:font-size-complex="10pt" style:font-weight-complex="normal"/>
    </style:style>
    <style:style style:name="P81" style:family="paragraph" style:parent-style-name="Preformatted_20_Text">
      <style:text-properties fo:color="#000000" style:font-name="Arial" fo:font-size="10pt" fo:font-weight="normal" officeooo:rsid="00aed758" officeooo:paragraph-rsid="00aed758" fo:background-color="#ffffff" style:font-size-asian="10pt" style:font-weight-asian="normal" style:font-size-complex="10pt" style:font-weight-complex="normal"/>
    </style:style>
    <style:style style:name="P82" style:family="paragraph" style:parent-style-name="Preformatted_20_Text">
      <style:text-properties fo:color="#000000" style:font-name="Arial" fo:font-size="10pt" fo:font-weight="normal" officeooo:rsid="002a98c2" officeooo:paragraph-rsid="00a44a5d" fo:background-color="#ffffff" style:font-size-asian="10pt" style:font-weight-asian="normal" style:font-size-complex="10pt" style:font-weight-complex="normal"/>
    </style:style>
    <style:style style:name="P83" style:family="paragraph" style:parent-style-name="Preformatted_20_Text">
      <style:text-properties fo:color="#000000" style:font-name="Arial" fo:font-size="10pt" fo:font-weight="normal" officeooo:rsid="002a98c2" officeooo:paragraph-rsid="00be81e8" fo:background-color="#ffffff" style:font-size-asian="10pt" style:font-weight-asian="normal" style:font-size-complex="10pt" style:font-weight-complex="normal"/>
    </style:style>
    <style:style style:name="P84" style:family="paragraph" style:parent-style-name="Preformatted_20_Text">
      <style:text-properties fo:color="#000000" style:font-name="Arial" fo:font-size="10pt" fo:font-weight="normal" officeooo:rsid="002a98c2" officeooo:paragraph-rsid="00cc7421" fo:background-color="#ffffff" style:font-size-asian="10pt" style:font-weight-asian="normal" style:font-size-complex="10pt" style:font-weight-complex="normal"/>
    </style:style>
    <style:style style:name="P85" style:family="paragraph" style:parent-style-name="Preformatted_20_Text">
      <style:text-properties fo:color="#000000" style:font-name="Arial" fo:font-size="10pt" fo:font-weight="normal" officeooo:rsid="00288336" officeooo:paragraph-rsid="00cc7421" fo:background-color="#ffffff" style:font-size-asian="10pt" style:font-weight-asian="normal" style:font-size-complex="10pt" style:font-weight-complex="normal"/>
    </style:style>
    <style:style style:name="P86" style:family="paragraph" style:parent-style-name="Preformatted_20_Text">
      <style:text-properties fo:color="#000000" style:font-name="Arial" fo:font-size="10pt" fo:font-weight="normal" officeooo:rsid="00b51241" officeooo:paragraph-rsid="00b51fde" fo:background-color="#ffffff" style:font-size-asian="10pt" style:font-weight-asian="normal" style:font-size-complex="10pt" style:font-weight-complex="normal"/>
    </style:style>
    <style:style style:name="P87" style:family="paragraph" style:parent-style-name="Preformatted_20_Text">
      <style:text-properties fo:color="#000000" style:font-name="Arial" fo:font-size="10pt" fo:font-weight="normal" officeooo:rsid="00b51241" officeooo:paragraph-rsid="00d92d2a" fo:background-color="#ffffff" style:font-size-asian="10pt" style:font-weight-asian="normal" style:font-size-complex="10pt" style:font-weight-complex="normal"/>
    </style:style>
    <style:style style:name="P88" style:family="paragraph" style:parent-style-name="Preformatted_20_Text">
      <style:text-properties fo:color="#000000" style:font-name="Arial" fo:font-size="10pt" fo:font-weight="normal" officeooo:rsid="00b51241" officeooo:paragraph-rsid="00daf356" fo:background-color="#ffffff" style:font-size-asian="10pt" style:font-weight-asian="normal" style:font-size-complex="10pt" style:font-weight-complex="normal"/>
    </style:style>
    <style:style style:name="P89" style:family="paragraph" style:parent-style-name="Preformatted_20_Text">
      <style:text-properties fo:color="#000000" style:font-name="Arial" fo:font-size="10pt" fo:font-weight="normal" officeooo:rsid="00b51fde" officeooo:paragraph-rsid="00b51fde" fo:background-color="#ffffff" style:font-size-asian="10pt" style:font-weight-asian="normal" style:font-size-complex="10pt" style:font-weight-complex="normal"/>
    </style:style>
    <style:style style:name="P90" style:family="paragraph" style:parent-style-name="Preformatted_20_Text">
      <style:text-properties fo:color="#000000" style:font-name="Arial" fo:font-size="10pt" fo:font-weight="normal" officeooo:rsid="00b51fde" officeooo:paragraph-rsid="00d92d2a" fo:background-color="#ffffff" style:font-size-asian="10pt" style:font-weight-asian="normal" style:font-size-complex="10pt" style:font-weight-complex="normal"/>
    </style:style>
    <style:style style:name="P91" style:family="paragraph" style:parent-style-name="Preformatted_20_Text">
      <style:text-properties fo:color="#000000" style:font-name="Arial" fo:font-size="10pt" fo:font-weight="normal" officeooo:rsid="00ba83d1" officeooo:paragraph-rsid="00ba83d1" fo:background-color="#ffffff" style:font-size-asian="10pt" style:font-weight-asian="normal" style:font-size-complex="10pt" style:font-weight-complex="normal"/>
    </style:style>
    <style:style style:name="P92" style:family="paragraph" style:parent-style-name="Preformatted_20_Text">
      <style:text-properties fo:color="#000000" style:font-name="Arial" fo:font-size="10pt" fo:font-weight="normal" officeooo:rsid="00ba83d1" officeooo:paragraph-rsid="00d92d2a" fo:background-color="#ffffff" style:font-size-asian="10pt" style:font-weight-asian="normal" style:font-size-complex="10pt" style:font-weight-complex="normal"/>
    </style:style>
    <style:style style:name="P93" style:family="paragraph" style:parent-style-name="Preformatted_20_Text">
      <style:text-properties fo:color="#000000" style:font-name="Arial" fo:font-size="10pt" fo:font-weight="normal" officeooo:rsid="00baaad1" officeooo:paragraph-rsid="00baaad1" fo:background-color="#ffffff" style:font-size-asian="10pt" style:font-weight-asian="normal" style:font-size-complex="10pt" style:font-weight-complex="normal"/>
    </style:style>
    <style:style style:name="P94" style:family="paragraph" style:parent-style-name="Preformatted_20_Text">
      <style:text-properties fo:color="#000000" style:font-name="Arial" fo:font-size="10pt" fo:font-weight="normal" officeooo:rsid="00baaad1" officeooo:paragraph-rsid="00d92d2a" fo:background-color="#ffffff" style:font-size-asian="10pt" style:font-weight-asian="normal" style:font-size-complex="10pt" style:font-weight-complex="normal"/>
    </style:style>
    <style:style style:name="P95" style:family="paragraph" style:parent-style-name="Preformatted_20_Text">
      <style:text-properties fo:color="#000000" style:font-name="Arial" fo:font-size="10pt" fo:font-weight="normal" officeooo:rsid="00baaad1" officeooo:paragraph-rsid="00dc85b5" fo:background-color="#ffffff" style:font-size-asian="10pt" style:font-weight-asian="normal" style:font-size-complex="10pt" style:font-weight-complex="normal"/>
    </style:style>
    <style:style style:name="P96" style:family="paragraph" style:parent-style-name="Preformatted_20_Text">
      <style:text-properties fo:color="#000000" style:font-name="Arial" fo:font-size="10pt" fo:font-weight="normal" officeooo:rsid="00d4afb8" officeooo:paragraph-rsid="00d4afb8" fo:background-color="#ffffff" style:font-size-asian="10pt" style:font-weight-asian="normal" style:font-size-complex="10pt" style:font-weight-complex="normal"/>
    </style:style>
    <style:style style:name="P97" style:family="paragraph" style:parent-style-name="Preformatted_20_Text">
      <style:text-properties fo:color="#000000" style:font-name="Arial" fo:font-size="10pt" fo:font-weight="normal" officeooo:rsid="002aa971" officeooo:paragraph-rsid="002aa971" fo:background-color="#ffffff" style:font-size-asian="10pt" style:font-weight-asian="normal" style:font-size-complex="10pt" style:font-weight-complex="normal"/>
    </style:style>
    <style:style style:name="P98" style:family="paragraph" style:parent-style-name="Preformatted_20_Text">
      <style:text-properties fo:color="#000000" style:font-name="Arial" fo:font-size="10pt" fo:font-weight="normal" officeooo:rsid="0025df7c" officeooo:paragraph-rsid="00ff77fc" fo:background-color="#ffffff" style:font-size-asian="10pt" style:font-weight-asian="normal" style:font-size-complex="10pt" style:font-weight-complex="normal"/>
    </style:style>
    <style:style style:name="P99" style:family="paragraph" style:parent-style-name="Preformatted_20_Text">
      <style:text-properties fo:color="#000000" style:font-name="Arial" fo:font-size="10pt" fo:font-weight="normal" officeooo:rsid="0102467b" officeooo:paragraph-rsid="0102467b" fo:background-color="#ffffff" style:font-size-asian="10pt" style:font-weight-asian="normal" style:font-size-complex="10pt" style:font-weight-complex="normal"/>
    </style:style>
    <style:style style:name="P100" style:family="paragraph" style:parent-style-name="Preformatted_20_Text">
      <style:text-properties fo:color="#000000" style:font-name="Arial" fo:font-size="10pt" fo:font-style="italic" style:text-underline-style="solid" style:text-underline-width="auto" style:text-underline-color="font-color" fo:font-weight="bold" officeooo:rsid="00e93b7c" officeooo:paragraph-rsid="00e93b7c" fo:background-color="#ffffff" style:font-size-asian="10pt" style:font-style-asian="italic" style:font-weight-asian="bold" style:font-size-complex="10pt" style:font-style-complex="italic" style:font-weight-complex="bold"/>
    </style:style>
    <style:style style:name="P101"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27d0fc" officeooo:paragraph-rsid="0027d0fc" fo:background-color="#ffffff" style:font-size-asian="10pt" style:font-weight-asian="normal" style:font-size-complex="10pt" style:font-weight-complex="normal"/>
    </style:style>
    <style:style style:name="P102"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27d0fc" officeooo:paragraph-rsid="008d8fb5" fo:background-color="#ffffff" style:font-size-asian="10pt" style:font-weight-asian="normal" style:font-size-complex="10pt" style:font-weight-complex="normal"/>
    </style:style>
    <style:style style:name="P103"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94e71e" officeooo:paragraph-rsid="00baaad1" fo:background-color="#ffffff" style:font-size-asian="10pt" style:font-weight-asian="normal" style:font-size-complex="10pt" style:font-weight-complex="normal"/>
    </style:style>
    <style:style style:name="P104"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baaad1" officeooo:paragraph-rsid="00baaad1" fo:background-color="#ffffff" style:font-size-asian="10pt" style:font-weight-asian="normal" style:font-size-complex="10pt" style:font-weight-complex="normal"/>
    </style:style>
    <style:style style:name="P105"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bold" officeooo:rsid="0082cb59" officeooo:paragraph-rsid="0082cb59" fo:background-color="#ffffff" style:font-size-asian="10pt" style:font-weight-asian="bold" style:font-size-complex="10pt" style:font-weight-complex="bold"/>
    </style:style>
    <style:style style:name="P106"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bold" officeooo:rsid="0027d0fc" officeooo:paragraph-rsid="00904da8" fo:background-color="#ffffff" style:font-size-asian="10pt" style:font-weight-asian="bold" style:font-size-complex="10pt" style:font-weight-complex="bold"/>
    </style:style>
    <style:style style:name="P107" style:family="paragraph" style:parent-style-name="Standard">
      <style:text-properties fo:color="#000000" style:font-name="Arial" fo:font-size="10pt" officeooo:paragraph-rsid="001fe858" fo:background-color="#ffffff" style:font-size-asian="10pt" style:font-size-complex="10pt"/>
    </style:style>
    <style:style style:name="P108" style:family="paragraph" style:parent-style-name="Standard">
      <style:text-properties fo:color="#000000" style:font-name="Arial" fo:font-size="10pt" fo:font-weight="bold" officeooo:rsid="010d41c3" officeooo:paragraph-rsid="010d41c3" fo:background-color="#ffffff" style:font-size-asian="10pt" style:font-weight-asian="bold" style:font-size-complex="10pt" style:font-weight-complex="bold"/>
    </style:style>
    <style:style style:name="P109"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110"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111" style:family="paragraph" style:parent-style-name="Standard">
      <style:text-properties fo:color="#000000" style:font-name="Arial" fo:font-size="10pt" fo:font-weight="normal" officeooo:rsid="010fe521" officeooo:paragraph-rsid="010fe521" fo:background-color="#ffffff" style:font-size-asian="10pt" style:font-weight-asian="normal" style:font-size-complex="10pt" style:font-weight-complex="normal"/>
    </style:style>
    <style:style style:name="P112" style:family="paragraph" style:parent-style-name="Standard">
      <style:text-properties fo:color="#000000" style:font-name="Arial" officeooo:paragraph-rsid="0115978e" fo:background-color="#ffffff"/>
    </style:style>
    <style:style style:name="P113" style:family="paragraph" style:parent-style-name="Standard">
      <style:text-properties fo:color="#000000" style:font-name="Arial" officeooo:paragraph-rsid="010d41c3" fo:background-color="#ffffff"/>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25df7c" style:font-weight-asian="normal" style:font-weight-complex="normal"/>
    </style:style>
    <style:style style:name="T7" style:family="text">
      <style:text-properties fo:font-weight="normal" officeooo:rsid="0027d0fc" style:font-weight-asian="normal" style:font-weight-complex="normal"/>
    </style:style>
    <style:style style:name="T8" style:family="text">
      <style:text-properties fo:font-weight="normal" officeooo:rsid="00288336" style:font-weight-asian="normal" style:font-weight-complex="normal"/>
    </style:style>
    <style:style style:name="T9" style:family="text">
      <style:text-properties fo:font-weight="normal" officeooo:rsid="002a98c2" style:font-weight-asian="normal" style:font-weight-complex="normal"/>
    </style:style>
    <style:style style:name="T10" style:family="text">
      <style:text-properties fo:font-weight="normal" officeooo:rsid="00383bd1" style:font-weight-asian="normal" style:font-weight-complex="normal"/>
    </style:style>
    <style:style style:name="T11" style:family="text">
      <style:text-properties fo:font-weight="normal" officeooo:rsid="0039cac6" style:font-weight-asian="normal" style:font-weight-complex="normal"/>
    </style:style>
    <style:style style:name="T12" style:family="text">
      <style:text-properties fo:font-weight="normal" officeooo:rsid="003faf83" style:font-weight-asian="normal" style:font-weight-complex="normal"/>
    </style:style>
    <style:style style:name="T13" style:family="text">
      <style:text-properties fo:font-weight="normal" officeooo:rsid="0040dab1" style:font-weight-asian="normal" style:font-weight-complex="normal"/>
    </style:style>
    <style:style style:name="T14" style:family="text">
      <style:text-properties fo:font-weight="normal" officeooo:rsid="00434668" style:font-weight-asian="normal" style:font-weight-complex="normal"/>
    </style:style>
    <style:style style:name="T15" style:family="text">
      <style:text-properties fo:font-weight="normal" officeooo:rsid="004441a4" style:font-weight-asian="normal" style:font-weight-complex="normal"/>
    </style:style>
    <style:style style:name="T16" style:family="text">
      <style:text-properties fo:font-weight="normal" officeooo:rsid="004f09a3" style:font-weight-asian="normal" style:font-weight-complex="normal"/>
    </style:style>
    <style:style style:name="T17" style:family="text">
      <style:text-properties fo:font-weight="normal" officeooo:rsid="008188c7" style:font-weight-asian="normal" style:font-weight-complex="normal"/>
    </style:style>
    <style:style style:name="T18" style:family="text">
      <style:text-properties fo:font-weight="normal" officeooo:rsid="0081d040" style:font-weight-asian="normal" style:font-weight-complex="normal"/>
    </style:style>
    <style:style style:name="T19" style:family="text">
      <style:text-properties fo:font-weight="normal" officeooo:rsid="0082cb59" style:font-weight-asian="normal" style:font-weight-complex="normal"/>
    </style:style>
    <style:style style:name="T20" style:family="text">
      <style:text-properties fo:font-weight="normal" officeooo:rsid="0083033b" style:font-weight-asian="normal" style:font-weight-complex="normal"/>
    </style:style>
    <style:style style:name="T21" style:family="text">
      <style:text-properties fo:font-weight="normal" officeooo:rsid="0084c490" style:font-weight-asian="normal" style:font-weight-complex="normal"/>
    </style:style>
    <style:style style:name="T22" style:family="text">
      <style:text-properties fo:font-weight="normal" officeooo:rsid="0087c74e" style:font-weight-asian="normal" style:font-weight-complex="normal"/>
    </style:style>
    <style:style style:name="T23" style:family="text">
      <style:text-properties fo:font-weight="normal" officeooo:rsid="0088e1d0" style:font-weight-asian="normal" style:font-weight-complex="normal"/>
    </style:style>
    <style:style style:name="T24" style:family="text">
      <style:text-properties fo:font-weight="normal" officeooo:rsid="00904da8" style:font-weight-asian="normal" style:font-weight-complex="normal"/>
    </style:style>
    <style:style style:name="T25" style:family="text">
      <style:text-properties fo:font-weight="normal" officeooo:rsid="00be81e8" style:font-weight-asian="normal" style:font-weight-complex="normal"/>
    </style:style>
    <style:style style:name="T26" style:family="text">
      <style:text-properties fo:font-weight="normal" officeooo:rsid="00bf18ce" style:font-weight-asian="normal" style:font-weight-complex="normal"/>
    </style:style>
    <style:style style:name="T27" style:family="text">
      <style:text-properties fo:font-weight="normal" officeooo:rsid="00c1b415" style:font-weight-asian="normal" style:font-weight-complex="normal"/>
    </style:style>
    <style:style style:name="T28" style:family="text">
      <style:text-properties fo:font-weight="normal" officeooo:rsid="00c1fc20" style:font-weight-asian="normal" style:font-weight-complex="normal"/>
    </style:style>
    <style:style style:name="T29" style:family="text">
      <style:text-properties fo:font-weight="normal" officeooo:rsid="00c2fe4e" style:font-weight-asian="normal" style:font-weight-complex="normal"/>
    </style:style>
    <style:style style:name="T30" style:family="text">
      <style:text-properties fo:font-weight="normal" officeooo:rsid="00c6ddb6" style:font-weight-asian="normal" style:font-weight-complex="normal"/>
    </style:style>
    <style:style style:name="T31" style:family="text">
      <style:text-properties fo:font-weight="normal" officeooo:rsid="00c7f8a1" style:font-weight-asian="normal" style:font-weight-complex="normal"/>
    </style:style>
    <style:style style:name="T32" style:family="text">
      <style:text-properties fo:font-weight="normal" officeooo:rsid="00c8b792" style:font-weight-asian="normal" style:font-weight-complex="normal"/>
    </style:style>
    <style:style style:name="T33" style:family="text">
      <style:text-properties fo:font-weight="normal" officeooo:rsid="00ca672f" style:font-weight-asian="normal" style:font-weight-complex="normal"/>
    </style:style>
    <style:style style:name="T34" style:family="text">
      <style:text-properties fo:font-weight="normal" officeooo:rsid="00cab097" style:font-weight-asian="normal" style:font-weight-complex="normal"/>
    </style:style>
    <style:style style:name="T35" style:family="text">
      <style:text-properties fo:font-weight="normal" officeooo:rsid="00cd3bd9" style:font-weight-asian="normal" style:font-weight-complex="normal"/>
    </style:style>
    <style:style style:name="T36" style:family="text">
      <style:text-properties fo:font-weight="normal" officeooo:rsid="00cd9c2f" style:font-weight-asian="normal" style:font-weight-complex="normal"/>
    </style:style>
    <style:style style:name="T37" style:family="text">
      <style:text-properties fo:font-weight="normal" officeooo:rsid="00cf35c1" style:font-weight-asian="normal" style:font-weight-complex="normal"/>
    </style:style>
    <style:style style:name="T38" style:family="text">
      <style:text-properties fo:font-weight="normal" officeooo:rsid="00efda5f" style:font-weight-asian="normal" style:font-weight-complex="normal"/>
    </style:style>
    <style:style style:name="T39" style:family="text">
      <style:text-properties fo:font-weight="normal" officeooo:rsid="00f15beb" style:font-weight-asian="normal" style:font-weight-complex="normal"/>
    </style:style>
    <style:style style:name="T40" style:family="text">
      <style:text-properties fo:font-weight="normal" officeooo:rsid="00f30533" style:font-weight-asian="normal" style:font-weight-complex="normal"/>
    </style:style>
    <style:style style:name="T41" style:family="text">
      <style:text-properties fo:font-weight="normal" officeooo:rsid="00f59ade" style:font-weight-asian="normal" style:font-weight-complex="normal"/>
    </style:style>
    <style:style style:name="T42" style:family="text">
      <style:text-properties fo:font-weight="normal" officeooo:rsid="00f6b599" style:font-weight-asian="normal" style:font-weight-complex="normal"/>
    </style:style>
    <style:style style:name="T43" style:family="text">
      <style:text-properties fo:font-weight="normal" officeooo:rsid="00fc3b70" style:font-weight-asian="normal" style:font-weight-complex="normal"/>
    </style:style>
    <style:style style:name="T44" style:family="text">
      <style:text-properties officeooo:rsid="0025df7c"/>
    </style:style>
    <style:style style:name="T45" style:family="text">
      <style:text-properties officeooo:rsid="0027d0fc"/>
    </style:style>
    <style:style style:name="T46" style:family="text">
      <style:text-properties officeooo:rsid="0035646f"/>
    </style:style>
    <style:style style:name="T47" style:family="text">
      <style:text-properties officeooo:rsid="0040b33a"/>
    </style:style>
    <style:style style:name="T48" style:family="text">
      <style:text-properties officeooo:rsid="0041a558"/>
    </style:style>
    <style:style style:name="T49" style:family="text">
      <style:text-properties officeooo:rsid="00430997"/>
    </style:style>
    <style:style style:name="T50" style:family="text">
      <style:text-properties officeooo:rsid="004441a4"/>
    </style:style>
    <style:style style:name="T51" style:family="text">
      <style:text-properties officeooo:rsid="00459e5b"/>
    </style:style>
    <style:style style:name="T52" style:family="text">
      <style:text-properties officeooo:rsid="00471d73"/>
    </style:style>
    <style:style style:name="T53" style:family="text">
      <style:text-properties officeooo:rsid="0047a6ce"/>
    </style:style>
    <style:style style:name="T54" style:family="text">
      <style:text-properties officeooo:rsid="001effae"/>
    </style:style>
    <style:style style:name="T55" style:family="text">
      <style:text-properties officeooo:rsid="004b5371"/>
    </style:style>
    <style:style style:name="T56" style:family="text">
      <style:text-properties officeooo:rsid="004eea7c"/>
    </style:style>
    <style:style style:name="T57" style:family="text">
      <style:text-properties officeooo:rsid="004f379d"/>
    </style:style>
    <style:style style:name="T58" style:family="text">
      <style:text-properties officeooo:rsid="00507271"/>
    </style:style>
    <style:style style:name="T59" style:family="text">
      <style:text-properties officeooo:rsid="0050e6ee"/>
    </style:style>
    <style:style style:name="T60" style:family="text">
      <style:text-properties officeooo:rsid="0053a564"/>
    </style:style>
    <style:style style:name="T61" style:family="text">
      <style:text-properties officeooo:rsid="0054da39"/>
    </style:style>
    <style:style style:name="T62" style:family="text">
      <style:text-properties officeooo:rsid="00559e86"/>
    </style:style>
    <style:style style:name="T63" style:family="text">
      <style:text-properties officeooo:rsid="00572384"/>
    </style:style>
    <style:style style:name="T64" style:family="text">
      <style:text-properties officeooo:rsid="00584192"/>
    </style:style>
    <style:style style:name="T65" style:family="text">
      <style:text-properties officeooo:rsid="005f5f26"/>
    </style:style>
    <style:style style:name="T66" style:family="text">
      <style:text-properties officeooo:rsid="0062f70e"/>
    </style:style>
    <style:style style:name="T67" style:family="text">
      <style:text-properties officeooo:rsid="00650911"/>
    </style:style>
    <style:style style:name="T68" style:family="text">
      <style:text-properties officeooo:rsid="006707fa"/>
    </style:style>
    <style:style style:name="T69" style:family="text">
      <style:text-properties officeooo:rsid="0068053d"/>
    </style:style>
    <style:style style:name="T70" style:family="text">
      <style:text-properties officeooo:rsid="006946c2"/>
    </style:style>
    <style:style style:name="T71" style:family="text">
      <style:text-properties officeooo:rsid="00699077"/>
    </style:style>
    <style:style style:name="T72" style:family="text">
      <style:text-properties officeooo:rsid="006c84aa"/>
    </style:style>
    <style:style style:name="T73" style:family="text">
      <style:text-properties officeooo:rsid="006d5a21"/>
    </style:style>
    <style:style style:name="T74" style:family="text">
      <style:text-properties officeooo:rsid="006f836f"/>
    </style:style>
    <style:style style:name="T75" style:family="text">
      <style:text-properties officeooo:rsid="00728b70"/>
    </style:style>
    <style:style style:name="T76" style:family="text">
      <style:text-properties officeooo:rsid="00742b89"/>
    </style:style>
    <style:style style:name="T77" style:family="text">
      <style:text-properties officeooo:rsid="00747811"/>
    </style:style>
    <style:style style:name="T78" style:family="text">
      <style:text-properties officeooo:rsid="0076acc4"/>
    </style:style>
    <style:style style:name="T79" style:family="text">
      <style:text-properties officeooo:rsid="00783319"/>
    </style:style>
    <style:style style:name="T80" style:family="text">
      <style:text-properties officeooo:rsid="007a0e33"/>
    </style:style>
    <style:style style:name="T81" style:family="text">
      <style:text-properties officeooo:rsid="007d7437"/>
    </style:style>
    <style:style style:name="T82" style:family="text">
      <style:text-properties fo:color="#000000" style:font-name="Arial" fo:font-size="10pt" fo:font-weight="normal" officeooo:rsid="00984d70" fo:background-color="#ffffff" loext:char-shading-value="0" style:font-size-asian="10pt" style:font-weight-asian="normal" style:font-size-complex="10pt" style:font-weight-complex="normal"/>
    </style:style>
    <style:style style:name="T83" style:family="text">
      <style:text-properties fo:color="#000000" style:font-name="Arial" fo:font-size="10pt" fo:font-weight="normal" officeooo:rsid="0025df7c" fo:background-color="#ffffff" loext:char-shading-value="0" style:font-size-asian="10pt" style:font-weight-asian="normal" style:font-size-complex="10pt" style:font-weight-complex="normal"/>
    </style:style>
    <style:style style:name="T84" style:family="text">
      <style:text-properties officeooo:rsid="007ef916"/>
    </style:style>
    <style:style style:name="T85" style:family="text">
      <style:text-properties officeooo:rsid="008188c7"/>
    </style:style>
    <style:style style:name="T86" style:family="text">
      <style:text-properties officeooo:rsid="0082cb59"/>
    </style:style>
    <style:style style:name="T87" style:family="text">
      <style:text-properties officeooo:rsid="0083033b"/>
    </style:style>
    <style:style style:name="T88" style:family="text">
      <style:text-properties officeooo:rsid="0087c74e"/>
    </style:style>
    <style:style style:name="T89" style:family="text">
      <style:text-properties officeooo:rsid="0088e1d0"/>
    </style:style>
    <style:style style:name="T90" style:family="text">
      <style:text-properties officeooo:rsid="008d8fb5"/>
    </style:style>
    <style:style style:name="T91" style:family="text">
      <style:text-properties officeooo:rsid="00904da8"/>
    </style:style>
    <style:style style:name="T92" style:family="text">
      <style:text-properties officeooo:rsid="0094e71e"/>
    </style:style>
    <style:style style:name="T93" style:family="text">
      <style:text-properties officeooo:rsid="0096194c"/>
    </style:style>
    <style:style style:name="T94" style:family="text">
      <style:text-properties officeooo:rsid="00984d70"/>
    </style:style>
    <style:style style:name="T95" style:family="text">
      <style:text-properties officeooo:rsid="00997568"/>
    </style:style>
    <style:style style:name="T96" style:family="text">
      <style:text-properties officeooo:rsid="009aacc2"/>
    </style:style>
    <style:style style:name="T97" style:family="text">
      <style:text-properties officeooo:rsid="009b6010"/>
    </style:style>
    <style:style style:name="T98" style:family="text">
      <style:text-properties officeooo:rsid="009c54e7"/>
    </style:style>
    <style:style style:name="T99" style:family="text">
      <style:text-properties officeooo:rsid="009e8c75"/>
    </style:style>
    <style:style style:name="T100" style:family="text">
      <style:text-properties officeooo:rsid="00a19278"/>
    </style:style>
    <style:style style:name="T101" style:family="text">
      <style:text-properties officeooo:rsid="00a44a5d"/>
    </style:style>
    <style:style style:name="T102" style:family="text">
      <style:text-properties officeooo:rsid="00a4731b"/>
    </style:style>
    <style:style style:name="T103" style:family="text">
      <style:text-properties officeooo:rsid="00a4d7cd"/>
    </style:style>
    <style:style style:name="T104" style:family="text">
      <style:text-properties officeooo:rsid="00a6e482"/>
    </style:style>
    <style:style style:name="T105" style:family="text">
      <style:text-properties officeooo:rsid="00a75f3f"/>
    </style:style>
    <style:style style:name="T106" style:family="text">
      <style:text-properties officeooo:rsid="00a7c827"/>
    </style:style>
    <style:style style:name="T107" style:family="text">
      <style:text-properties officeooo:rsid="00a8f972"/>
    </style:style>
    <style:style style:name="T108" style:family="text">
      <style:text-properties officeooo:rsid="00acfed6"/>
    </style:style>
    <style:style style:name="T109" style:family="text">
      <style:text-properties officeooo:rsid="00b51fde"/>
    </style:style>
    <style:style style:name="T110" style:family="text">
      <style:text-properties officeooo:rsid="00b7a328"/>
    </style:style>
    <style:style style:name="T111" style:family="text">
      <style:text-properties officeooo:rsid="00b9006a"/>
    </style:style>
    <style:style style:name="T112" style:family="text">
      <style:text-properties officeooo:rsid="00ba83d1"/>
    </style:style>
    <style:style style:name="T113" style:family="text">
      <style:text-properties officeooo:rsid="00baaad1"/>
    </style:style>
    <style:style style:name="T114" style:family="text">
      <style:text-properties officeooo:rsid="00bc7f7e"/>
    </style:style>
    <style:style style:name="T115" style:family="text">
      <style:text-properties officeooo:rsid="00bf18ce"/>
    </style:style>
    <style:style style:name="T116" style:family="text">
      <style:text-properties officeooo:rsid="00ccd273"/>
    </style:style>
    <style:style style:name="T117" style:family="text">
      <style:text-properties officeooo:rsid="00cd3bd9"/>
    </style:style>
    <style:style style:name="T118" style:family="text">
      <style:text-properties officeooo:rsid="00d4afb8"/>
    </style:style>
    <style:style style:name="T119" style:family="text">
      <style:text-properties officeooo:rsid="00d88591"/>
    </style:style>
    <style:style style:name="T120" style:family="text">
      <style:text-properties officeooo:rsid="00d92d2a"/>
    </style:style>
    <style:style style:name="T121" style:family="text">
      <style:text-properties officeooo:rsid="00daf356"/>
    </style:style>
    <style:style style:name="T122" style:family="text">
      <style:text-properties officeooo:rsid="00debeca"/>
    </style:style>
    <style:style style:name="T123" style:family="text">
      <style:text-properties officeooo:rsid="00df0c22"/>
    </style:style>
    <style:style style:name="T124" style:family="text">
      <style:text-properties officeooo:rsid="00e05a93"/>
    </style:style>
    <style:style style:name="T125" style:family="text">
      <style:text-properties officeooo:rsid="00e24a2f"/>
    </style:style>
    <style:style style:name="T126" style:family="text">
      <style:text-properties fo:font-weight="bold" officeooo:rsid="00df0c22" style:font-weight-asian="bold" style:font-weight-complex="bold"/>
    </style:style>
    <style:style style:name="T127" style:family="text">
      <style:text-properties fo:font-weight="bold" officeooo:rsid="00e24a2f" style:font-weight-asian="bold" style:font-weight-complex="bold"/>
    </style:style>
    <style:style style:name="T128" style:family="text">
      <style:text-properties officeooo:rsid="00e57466"/>
    </style:style>
    <style:style style:name="T129" style:family="text">
      <style:text-properties officeooo:rsid="00ee7e44"/>
    </style:style>
    <style:style style:name="T130" style:family="text">
      <style:text-properties officeooo:rsid="00f0eb4c"/>
    </style:style>
    <style:style style:name="T131" style:family="text">
      <style:text-properties officeooo:rsid="00f37599"/>
    </style:style>
    <style:style style:name="T132" style:family="text">
      <style:text-properties officeooo:rsid="00f86819"/>
    </style:style>
    <style:style style:name="T133" style:family="text">
      <style:text-properties officeooo:rsid="00f8cfa3"/>
    </style:style>
    <style:style style:name="T134" style:family="text">
      <style:text-properties officeooo:rsid="01045f6e"/>
    </style:style>
    <style:style style:name="T135" style:family="text">
      <style:text-properties officeooo:rsid="01052474"/>
    </style:style>
    <style:style style:name="T136" style:family="text">
      <style:text-properties officeooo:rsid="010a7452"/>
    </style:style>
    <style:style style:name="T137" style:family="text">
      <style:text-properties officeooo:rsid="010b035b"/>
    </style:style>
    <style:style style:name="T138" style:family="text">
      <style:text-properties fo:font-size="10pt" fo:font-weight="normal" officeooo:rsid="010fe521" style:font-size-asian="10pt" style:font-weight-asian="normal" style:font-size-complex="10pt" style:font-weight-complex="normal"/>
    </style:style>
    <style:style style:name="T139" style:family="text">
      <style:text-properties fo:font-size="10pt" fo:font-weight="normal" officeooo:rsid="01131e3e" style:font-size-asian="10pt" style:font-weight-asian="normal" style:font-size-complex="10pt" style:font-weight-complex="normal"/>
    </style:style>
    <style:style style:name="T140" style:family="text">
      <style:text-properties fo:font-size="10pt" fo:font-weight="normal" officeooo:rsid="01146e3f" style:font-size-asian="10pt" style:font-weight-asian="normal" style:font-size-complex="10pt" style:font-weight-complex="normal"/>
    </style:style>
    <style:style style:name="T141" style:family="text">
      <style:text-properties fo:font-size="10pt" fo:font-weight="bold" officeooo:rsid="001effae" style:font-size-asian="10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ie Rache</text:p>
      <text:p text:style-name="P108"/>
      <text:p text:style-name="P109">--- Kampagnenbeschreibung:</text:p>
      <text:p text:style-name="P110"/>
      <text:p text:style-name="P111">„Die Rache von Tedder</text:p>
      <text:p text:style-name="P111"/>
      <text:p text:style-name="P111">Eine Geschichte von Tedder, einem ehemaligen Anführer eines nordischen Trollstammes.</text:p>
      <text:p text:style-name="P111">Der Menschengeneral von Disgusburg, General Disgustus, verriet Tedder und brach den Frieden, der seit dem Abkommen zwischen Nachtwesen und Menschen, herrschte.</text:p>
      <text:p text:style-name="P112"><text:span text:style-name="T138">Tauche in das Leben eines wiederauferstandenen Troll</text:span><text:span text:style-name="T139">h</text:span><text:span text:style-name="T138">eerführers! Begleite einen verrückten Totenbeschwörer und </text:span><text:span text:style-name="T140">meistere</text:span><text:span text:style-name="T138"> die Hürden mit den Folgen der dir auferlegten Entscheidungen sowie vielem mehr!“</text:span></text:p>
      <text:p text:style-name="P112"><text:span text:style-name="T138"/></text:p>
      <text:p text:style-name="P112"><text:span text:style-name="T138"/></text:p>
      <text:p text:style-name="P112"><text:span text:style-name="T138"/></text:p>
      <text:p text:style-name="P112"><text:span text:style-name="T141">Episode 1: Der Anfang</text:span></text:p>
      <text:p text:style-name="P1"/>
      <text:p text:style-name="P9"><text:span text:style-name="T51">Es ist e</text:span>in Jahrzehnt nach einem nahezu ewig andauernden Frieden zwischen Nachtwesen und den Menschen, nach <text:span text:style-name="T51">der Herrschaft von Kapou‘e, Sohn von Schwarzauge Karun. Damit ihr auch versteht, was der Ursprung allen Übels ist, hole ich ein wenig weiter aus.</text:span></text:p>
      <text:p text:style-name="P1"/>
      <text:p text:style-name="P2"><text:span text:style-name="T52">Es spielte sich </text:span>in einem friedlichen, ruhigen und entspannten Dorf, gelegen im Haaggebirge <text:span text:style-name="T52">ab</text:span>. Zu dieser Zeit herrschten in genannten Bergen die <text:span text:style-name="T46">friedliebenden</text:span> Trolle <text:span text:style-name="T53">meines </text:span>Stammes. <text:span text:style-name="T53">Mein Name war Tedder und ich behaupte, dass ich mich gut als Herrscher machte.</text:span> <text:span text:style-name="T53">Es waren sonnige Tage und es waren schlechte Tage, mit Überschwemmungen der Gebirgsflüsse bis hin zu Berglawinen, die die Abhänge der höchsten Berge herunterpolterten.</text:span></text:p>
      <text:p text:style-name="P2"/>
      <text:p text:style-name="P10"><text:span text:style-name="T54">Du wirst nun, selbstverständlich, eine Menge von Kriegen, Tag ein und Tag aus, erwarten. Trolle in den Bergen, ohne in Streitigkeit mit den Menschen, Zwergen oder Elfen? Aber ich verspreche dir, alles und jeder wurde gut behandelt. </text:span>Die einzigen Unruhen die es weit und breit zu erzählen gab waren von Überfällen der Wilden oder ein paar vereinzelte, aufstrebende Orks. Hier und da ein machtsüchtiger Adliger der Menschen, dort ein abtrünniger Elfenkönig.</text:p>
      <text:p text:style-name="P10"/>
      <text:p text:style-name="P11">Ich wusste, was zu tun war. Um die Kampfeslüste meiner Stammesmitglieder zu stillen schickte ich junge Trolle um sich im Kampf zu üben in die Söldnerarmeen von Kapou‘e, unter der Leitung von Grüü, einem immer noch unglaublich berühmten Trollhelden. Für die älteren ließ ich Wettkämpfe austragen, mit Richtlinien, und natürlich nur bis kurz vor dem Tod. Nicht bis zum Tod. Es waren ja, wie gesagt, friedliche Zeiten unter meiner Herrschaft, der Herrschaft von Tedder.</text:p>
      <text:p text:style-name="P11"/>
      <text:p text:style-name="P11">Noch ein Bisschen mehr über die schönen Zeiten. Ich beschränke mich auf das Gebiet, in dem sich alles abspielt. Die Orks, südlich lebend, jenseits der Menschenstadt Disgusburg, sogar noch viel weiter südlich als der Stille Wald, waren ebenfalls glücklich mit dem damals lange andauernden Frieden. Die Kriegsfeden zwischen den einzelnen Orkstämmen hörten bereits zu der Regentschaft von Kapou‘e nahezu komplett auf – Und unter Uruknorg, Sohn von Kapou‘e, änderte es sich auch nicht.</text:p>
      <text:p text:style-name="P11"/>
      <text:p text:style-name="P11">Von den im Stillen Wald lebenden Wesen, seien es die alten Waldschrate oder die dem Elfenkönig Vasolin unterliegenden Elfen, wurde seit Beginn des Friedens zwischen Nachtwesen und Menschen nichts mehr gehört. Das Einzige, was man nördlich mitbekam, waren, wie bereits erwähnt, ein paar Abtrünnige, die jedoch, offensichtlich, keine weiteren Probleme bereiteten.</text:p>
      <text:p text:style-name="P11"/>
      <text:p text:style-name="P11">Die Hauptrolle der Menschen spielte sich damals in Disgusburg ab – eine neue Hauptstadt, benannt nach dem Machthaber und General Disgustus, ein sturer und erhabener Wichtigtuer. Diese Stadt war der Mittelpunkt allen Handels, Schließen von Abkommen und Grenzverträgen, <text:span text:style-name="T55">sowie Vielem mehr.</text:span></text:p>
      <text:p text:style-name="P11"/>
      <text:p text:style-name="P11">Einige Wochen zuvor war <text:span text:style-name="T55">es soweit. Es regte sich etwas in Disgusburg. Raben flogen von der Menschenstadt nach Südwesten, in Richtung des Stillen Waldes. Die Stadt rüstete sich auf. Glocken läuteten am heutigen Morgen. Soldaten wurden aus der Reserve zur Verstärkung geholt. Die Grenzwachen am Fluss wurden verstärkt.</text:span></text:p>
      <text:p text:style-name="P18"/>
      <text:p text:style-name="P1"><text:span text:style-name="T55">Wir bekamen im</text:span> Haaggebirge den Lärm <text:span text:style-name="T55">seit dem </text:span>Morgen<text:span text:style-name="T55">grauen </text:span>mit. <text:span text:style-name="T55">Ich </text:span>schickte zwei <text:span text:style-name="T55">m</text:span>einer Krieger, <text:span text:style-name="T55">Brunt und Satisfier Meh,</text:span> zur südlichen Grenze der Berge, um herauszufinden, was in <text:span text:style-name="T55">General Disgustus Stadt</text:span> vor sich ging. Hier beginnt <text:span text:style-name="T55">meine</text:span> Geschichte...</text:p>
      <text:p text:style-name="P18"/>
      <text:p text:style-name="P18"><text:soft-page-break/>--- Südlich der Berge stehen 2 Trolle (Namen: Brunt und Satisfier), sie sichten Reiter / Ritter südlich von Disgusburg kommend</text:p>
      <text:p text:style-name="P18"/>
      <text:p text:style-name="P26"><text:span text:style-name="T2">Troll Brunt: „</text:span>Bruder! Schau, dort im Süden. Ritter mit dem Wappen von Disgusburg! Ob Sie <text:span text:style-name="T57">Nachricht überbringen</text:span>?<text:span text:style-name="T2">“</text:span></text:p>
      <text:p text:style-name="P18"/>
      <text:p text:style-name="P18">--- Die Reiter nähern sich dem Troll Satisfier</text:p>
      <text:p text:style-name="P18"/>
      <text:p text:style-name="P26"><text:span text:style-name="T2">Troll Satisfier: „</text:span>Seid gegrüßt, Reiter von Disgusburg! Was geschieht im Süden hinter verschlossenen Türen? Hämmer wurden geschwungen, Glocken geläutet und...<text:span text:style-name="T2">“</text:span></text:p>
      <text:p text:style-name="P18"/>
      <text:p text:style-name="P18">--- Die Reiter <text:span text:style-name="T56">ermorden</text:span> den Troll Satisfier</text:p>
      <text:p text:style-name="P18"/>
      <text:p text:style-name="P18">--- Troll Brunt flieht nach Norden, zu Tedder in die Festung</text:p>
      <text:p text:style-name="P18"/>
      <text:p text:style-name="P18">--- Die Ritter reiten zurück nach Süden, Disgusburg, zu General Disgustus</text:p>
      <text:p text:style-name="P18"/>
      <text:p text:style-name="P26"><text:span text:style-name="T2">Reiter 1: „</text:span><text:span text:style-name="T1">General, wir ham n paar Trolle nah zum Flachland gsehn.</text:span><text:span text:style-name="T2">“</text:span></text:p>
      <text:p text:style-name="P18"/>
      <text:p text:style-name="P26"><text:span text:style-name="T2">General Disgustus: „</text:span><text:span text:style-name="T1">Und was...?</text:span><text:span text:style-name="T2">“</text:span></text:p>
      <text:p text:style-name="P18"/>
      <text:p text:style-name="P26"><text:span text:style-name="T2">Reiter 1: „</text:span><text:span text:style-name="T1">Naja, einen ha</text:span><text:span text:style-name="T16">m</text:span><text:span text:style-name="T1"> wir erwischt.</text:span><text:span text:style-name="T2">“</text:span></text:p>
      <text:p text:style-name="P18"/>
      <text:p text:style-name="P26"><text:span text:style-name="T2">General Disgustus: „</text:span><text:span text:style-name="T1">Dann ist es wohl soweit. Lasst Botschaft an die Elfen überbringen, sie solln sich bereit halten. Bringen wir Tedders Herrschaft über das Haaggebirge hiermit zu Ende!</text:span><text:span text:style-name="T2">“</text:span></text:p>
      <text:p text:style-name="P18"/>
      <text:p text:style-name="P18">--- Bei Tedder, im Norden</text:p>
      <text:p text:style-name="P18"/>
      <text:p text:style-name="P26"><text:span text:style-name="T2">Troll Brunt: „</text:span><text:span text:style-name="T1">Wir werden angegriffen! ALARM! Die Boten aus Disgusburg haben meinen Bruder ermordet! General Disgustus muss sich für eine Invasion gerüstet haben!</text:span><text:span text:style-name="T2">“</text:span></text:p>
      <text:p text:style-name="P18"/>
      <text:p text:style-name="P26"><text:span text:style-name="T2">Tedder: „</text:span><text:span text:style-name="T1">Was kommt mir hier zu Ohren? Die Menschen brechen den Frieden, den, den ein jeder Elf, Zwerg, Ork und Troll seit eh und je ersehnte?</text:span><text:span text:style-name="T2">“</text:span></text:p>
      <text:p text:style-name="P18"/>
      <text:p text:style-name="P26"><text:span text:style-name="T2">Troll Brunt: „</text:span><text:span text:style-name="T1">Jawohl, Tedder, so wahr ich hier stehe. Ich zweifle nicht an unserem Volke - Lass uns diesen schwertschwingenden Stinktieren zeigen, was passiert, wenn man den Frieden mit euch, Tedder, ins Wanken bringt!</text:span><text:span text:style-name="T2">“</text:span></text:p>
      <text:p text:style-name="P18"/>
      <text:p text:style-name="P26"><text:span text:style-name="T2">Tedder: „</text:span><text:span text:style-name="T1">Wir haben kaum noch Gold in unserem Besitz, unsere Vorräte in den Höhlen wurden von Wilden ausgeraubt. Bringt mir Ugoki, er soll alle Reserven mobilisieren!</text:span><text:span text:style-name="T2">“</text:span></text:p>
      <text:p text:style-name="P18"/>
      <text:p text:style-name="P18">--- Ugoki, ein <text:span text:style-name="T130">(aktuell nicht </text:span>weiblicher<text:span text:style-name="T130">)</text:span> Troll, kommt von Nordosten zu Tedder und Brunt</text:p>
      <text:p text:style-name="P18"/>
      <text:p text:style-name="P26"><text:span text:style-name="T2">Ugoki: „</text:span><text:span text:style-name="T1">Jemand hat nach mir gerufen? Ich musste meine Nachspeise aus Eichhörnchen</text:span><text:span text:style-name="T39">anus</text:span><text:span text:style-name="T1"> und Pferdefuß</text:span><text:span text:style-name="T39">s</text:span><text:span text:style-name="T40">oße</text:span><text:span text:style-name="T1"> unterbrechen.</text:span><text:span text:style-name="T2">“</text:span></text:p>
      <text:p text:style-name="P18"/>
      <text:p text:style-name="P18">--- Zwei Trolle (Namen: Pelter Gol und Lunatic Gol) kommen von Nordosten zu Tedder, Ugoki und Brunt</text:p>
      <text:p text:style-name="P18"/>
      <text:p text:style-name="P26"><text:span text:style-name="T2">Troll Lunatic Gol: „</text:span><text:span text:style-name="T1">Wir hörten von den Untaten der Menschen, Tedder - Wie lauten eure Befehle?</text:span><text:span text:style-name="T2">“</text:span></text:p>
      <text:p text:style-name="P18"/>
      <text:p text:style-name="P18">--- Ziel: Überlebe x Runden gegen die Invasion von General Disgustus</text:p>
      <text:p text:style-name="P18"/>
      <text:p text:style-name="P18">--- Nach y Runden (y &lt; x) kommen Attentäter im Westen der Map</text:p>
      <text:p text:style-name="P18"/>
      <text:p text:style-name="P26"><text:span text:style-name="T2">General Disgustus: „</text:span><text:span text:style-name="T1">Ah, guckt! Die Attentäter sind eingetroffen.</text:span><text:span text:style-name="T2">“</text:span></text:p>
      <text:p text:style-name="P18"/>
      <text:p text:style-name="P18">Attentäter 1: „Schulz!“</text:p>
      <text:p text:style-name="P18"/>
      <text:p text:style-name="P18">--- Tod von Tedder</text:p>
      <text:p text:style-name="P18"/>
      <text:p text:style-name="P26"><text:span text:style-name="T2">Tedder: „</text:span><text:span text:style-name="T1">Ich habe versagt zu herrschen... Doch möge </text:span><text:span text:style-name="T10">die </text:span><text:span text:style-name="T1">Rache </text:span><text:span text:style-name="T10">meiner Rasse oder derjenigen, die diese</text:span><text:span text:style-name="T11">n </text:span><text:span text:style-name="T10">stinkenden Menschengeneral vernichten, Disgusburg</text:span><text:span text:style-name="T1"> verbrennen und ihre Seelen auf Ewig quälen!</text:span><text:span text:style-name="T2">“</text:span></text:p>
      <text:p text:style-name="P18"/>
      <text:p text:style-name="P18"><text:soft-page-break/>--- Tod von Ugoki</text:p>
      <text:p text:style-name="P18"/>
      <text:p text:style-name="P26"><text:span text:style-name="T2">Ugoki: „</text:span><text:span text:style-name="T1">Es tut mir leid, Tedder... Ich habe versagt.</text:span><text:span text:style-name="T2">“</text:span></text:p>
      <text:p text:style-name="P18"/>
      <text:p text:style-name="P18">--- Sollte einer der gegnerischen Anführer besiegt werden (was eigentlich nicht möglich ist, nur mit Cheaten)</text:p>
      <text:p text:style-name="P18"/>
      <text:p text:style-name="P26"><text:span text:style-name="T2">General Disgustus: „</text:span><text:span text:style-name="T1">Ihr werdet mich nie besiegen, geht doch gar nicht. Meine Männer haben euch bereits umrundet. Flieht, solange euch die Zeit dazu bleibt!</text:span><text:span text:style-name="T2">“</text:span></text:p>
      <text:p text:style-name="P18"/>
      <text:p text:style-name="P27"><text:span text:style-name="T2">D</text:span><text:span text:style-name="T3">ialog: „</text:span><text:span text:style-name="T1">Die Trolle waren so kurz vor dem Sieg - Doch die Überraschung war auf der Seite der Menschen.</text:span><text:span text:style-name="T3">“</text:span></text:p>
      <text:p text:style-name="P18"/>
      <text:p text:style-name="P18">--- In allen obigen Todesfällen, sei es Tedder, Ugoki oder ein Gegner….</text:p>
      <text:p text:style-name="P22"/>
      <text:p text:style-name="P27"><text:span text:style-name="T3">Dialog: „</text:span><text:span text:style-name="T1">Tedders Stammesmitglieder kämpften lang. Jene, die immernoch am Leben waren, wurden kaltblütig umgebracht. In Zusammenarbeit mit den Attentätern wurde bis auf den letzten Troll Blut vergossen.</text:span><text:span text:style-name="T3">“</text:span></text:p>
      <text:p text:style-name="P23"/>
      <text:p text:style-name="P27"><text:span text:style-name="T3">--- </text:span><text:span text:style-name="T2"><text:s/></text:span><text:span text:style-name="T3">Ein weiterer Attentäter der Menschen erscheint und tötet alle noch lebenden Trolle</text:span></text:p>
      <text:p text:style-name="P27"><text:span text:style-name="T3"/></text:p>
      <text:p text:style-name="P27"><text:span text:style-name="T3">--- </text:span><text:span text:style-name="T38">Hier kommt ein Randomly Randomized Randomizer zum Einsatz, der dann in Szenario 6 wieder eine Rolle spielt. Sollen alle Trolle getötet werden, oder nur die Hälfte getötet und die andere Hälfte gefangen genommen werden?</text:span></text:p>
      <text:p text:style-name="P23"/>
      <text:p text:style-name="P23">Dialog: „An diesem Tage starb Tedder…..“</text:p>
      <text:p text:style-name="P23"/>
      <text:p text:style-name="P23">Dialog: „…..oder doch nicht?“</text:p>
      <text:p text:style-name="P23"/>
      <text:p text:style-name="P23"/>
      <text:p text:style-name="P23"/>
      <text:p text:style-name="P24">Episode 2: Auferstehung</text:p>
      <text:p text:style-name="P24"/>
      <text:p text:style-name="P19">Schwärze umgibt <text:span text:style-name="T58">mich</text:span>.</text:p>
      <text:p text:style-name="P19"/>
      <text:p text:style-name="P3">Fühlt sich der Tod so an? <text:span text:style-name="T129">Die Zeit im gefühlten Nichts kommt mir wie Wochen vor. Wie Monate. Wie Jahrzehnte. Nach einer unerträglich langen Zeit ist</text:span> da <text:span text:style-name="T65">etwas</text:span> - Ein leichter Luftzug? <text:span text:style-name="T65">Könnte das sein?</text:span> Fühlt sich an, als ob der Wind durch <text:span text:style-name="T58">mich </text:span>hindurch weht... Kann das sein? <text:span text:style-name="T58">Ich bin </text:span>doch wach! Doch nicht tot.</text:p>
      <text:p text:style-name="P19"/>
      <text:p text:style-name="P3"><text:span text:style-name="T59">In der Ferne erblicke ich ein kleines Licht</text:span>. Es ist grell. Es wird immer heller. Schließlich <text:span text:style-name="T59">erkenne ich</text:span> etwas von <text:span text:style-name="T59">meiner </text:span>Umgebung. Könnte eine Höhle sein.</text:p>
      <text:p text:style-name="P19"/>
      <text:p text:style-name="P3">Als <text:span text:style-name="T59">ich</text:span> deutlich eine Höhlenwand vor <text:span text:style-name="T59">mir sehe</text:span>, <text:span text:style-name="T59">erkenne ich </text:span>eine weitere Gestalt nah vor <text:span text:style-name="T59">mir</text:span>. <text:span text:style-name="T59">Was ist mit mir los?</text:span> <text:span text:style-name="T59">Ich </text:span>leb<text:span text:style-name="T59">e</text:span>. Doch irgendwie <text:span text:style-name="T59">bin ich </text:span>nicht hier. <text:span text:style-name="T59">Mein </text:span>Körper. <text:span text:style-name="T59">Mein </text:span>Körper fehlt! Aber... Wtf?</text:p>
      <text:p text:style-name="P19"/>
      <text:p text:style-name="P19">--- Tedder und Ugoki befinden sich in einer <text:span text:style-name="T65">Höhle</text:span>, als Geister</text:p>
      <text:p text:style-name="P19"/>
      <text:p text:style-name="P28"><text:span text:style-name="T4">Ugoki: „</text:span>Scheiße, der letzte Schnaps muss schlecht gewesen sein.<text:span text:style-name="T4">“</text:span></text:p>
      <text:p text:style-name="P19"/>
      <text:p text:style-name="P28"><text:span text:style-name="T4">Tedder: „</text:span><text:span text:style-name="T1">Wer bist du? Was bist du??</text:span><text:span text:style-name="T4">“</text:span></text:p>
      <text:p text:style-name="P19"/>
      <text:p text:style-name="P28"><text:span text:style-name="T4">Ugoki: „</text:span><text:span text:style-name="T1">Oh mein Gott. Was bist du denn? Du... Bist durchsichtig, ist dir das klar? Hast du... Bist du ansteckend?</text:span><text:span text:style-name="T4">“</text:span></text:p>
      <text:p text:style-name="P19"/>
      <text:p text:style-name="P28"><text:span text:style-name="T4">Tedder: „</text:span><text:span text:style-name="T1">Das selbe kann ich von dir behaupten. Ich bin Tedder, Heerführer der Trolle aus dem Haaggebirge. Das war ich zumindest vor Kurzem. Ich weiß um ehrlich zu sein nicht, wann das war. Mir kommt es nur wie ein paar Minuten vor seit ich... Moment. Ich wurde getötet. Dieser dreckige, mickrige, stinkende Wurm von Disgusburg hat meine Heimat überrannt!!!</text:span><text:span text:style-name="T4">“</text:span></text:p>
      <text:p text:style-name="P19"/>
      <text:p text:style-name="P28"><text:span text:style-name="T4">Ugoki: „</text:span><text:span text:style-name="T1">Na, so trifft man sich wieder. Auch wenn du, ich meine wir, wirklich nicht gesund aussehen und du mich ohne Zweifel nicht wieder erkennst - Ich bin, oder war, Ugoki. Ich kann mich auch an etwas erinnern. Da war... Krieg. Nein, Friede. Aber dann... Ich musste mein Frühstück unterbrechen.</text:span><text:span text:style-name="T4">“</text:span></text:p>
      <text:p text:style-name="P19"/>
      <text:p text:style-name="P28"><text:span text:style-name="T4">Tedder: „</text:span><text:span text:style-name="T1">Das erleichtert mich zumindest ein Bisschen. Auch wenn ich wirklich verstört bin was unser Dasein betrifft. Was sind wir? Was ist mit uns passiert?</text:span><text:span text:style-name="T4">“</text:span></text:p>
      <text:p text:style-name="P19"><text:soft-page-break/></text:p>
      <text:p text:style-name="P28"><text:span text:style-name="T4">Ugoki: „</text:span><text:span text:style-name="T1">Wir sehen aus wie... Wir sehen nicht aus wie etwas, wir sehen viel mehr aus wie etwas Bogusartiges. Unecht. Geisterhaft.</text:span><text:span text:style-name="T4">“</text:span></text:p>
      <text:p text:style-name="P19"/>
      <text:p text:style-name="P28"><text:span text:style-name="T4">Tedder: „</text:span><text:span text:style-name="T1">Das werden wir gemeinsam herausfinden, hoffe ich. Lass uns aus dieser stinkenden und engen Höhle entkommen.</text:span><text:span text:style-name="T4">“</text:span></text:p>
      <text:p text:style-name="P19"/>
      <text:p text:style-name="P21">--- Wenn man Dörfer einni<text:span text:style-name="T47">m</text:span>mt, kommen zu einer zweidrittel Chance riesige Ratten neben dem Dorf, ein „Rattennest“ darstellend</text:p>
      <text:p text:style-name="P21"/>
      <text:p text:style-name="P21">--- Wenn die erste Ratte erscheint</text:p>
      <text:p text:style-name="P21"/>
      <text:p text:style-name="P29"><text:span text:style-name="T5">Einheit, die das Dorf eingenommen hat: „</text:span><text:span text:style-name="T1">Ha, ein Rattennest! Lecker...</text:span><text:span text:style-name="T5">“</text:span></text:p>
      <text:p text:style-name="P21"/>
      <text:p text:style-name="P21">--- Wenn die zweite Ratte erscheint</text:p>
      <text:p text:style-name="P21"/>
      <text:p text:style-name="P29"><text:span text:style-name="T5">Einheit, die das Dorf eingenommen hat: „</text:span><text:span text:style-name="T1">Irgendwie schmecke</text:span><text:span text:style-name="T13">n diese Ratten nach nichts…</text:span><text:span text:style-name="T5">“</text:span></text:p>
      <text:p text:style-name="P21"/>
      <text:p text:style-name="P21">--- Es gibt ein Fläschchen in der Höhle, auf dessen Feld man eine Einheit bewegen kann. Wenn eine Einheit das Feld betritt:</text:p>
      <text:p text:style-name="P21"/>
      <text:p text:style-name="P29"><text:span text:style-name="T5">Dialog: „</text:span><text:span text:style-name="T1">Der glibberige und tödlich rot aussehende Inhalt könnte gefährlich sein. Soll $unit.name die Flüssigkeit trinken?</text:span><text:span text:style-name="T5">“</text:span></text:p>
      <text:p text:style-name="P29"><text:span text:style-name="T5">Option: „</text:span><text:span text:style-name="T1">Vorsichtig zurücklegen, damit es nicht zerbricht.</text:span><text:span text:style-name="T5">“</text:span></text:p>
      <text:p text:style-name="P29"><text:span text:style-name="T5">Option: „</text:span><text:span text:style-name="T1">Das wäre viel zu riskant. Zerstören!</text:span><text:span text:style-name="T5">“</text:span></text:p>
      <text:p text:style-name="P21">Option: „<text:span text:style-name="T48">Auf Ex!</text:span>“</text:p>
      <text:p text:style-name="P21"/>
      <text:p text:style-name="P21">--- Wenn Option 1, dann passiert nichts. Man kann erneut eine Einheit auf das Feld bewegen, und der selbe Dialog erscheint</text:p>
      <text:p text:style-name="P21"/>
      <text:p text:style-name="P21">--- Wenn Option 2, dann explodiert das Fläschchen und die Einheit bekommt 15 Lebenspunkte abgezogen, aber bis zu einem Mi<text:span text:style-name="T49">n</text:span>imum von aktuellem 1 Lebenspunkt der Einheit</text:p>
      <text:p text:style-name="P21"/>
      <text:p text:style-name="P21">--- Wenn Option 3, dann werden die maximalen sowie die aktuellen <text:span text:style-name="T131">Lebens</text:span>punkte der Einheit um 15 erhöht</text:p>
      <text:p text:style-name="P20"/>
      <text:p text:style-name="P30"><text:span text:style-name="T4">--- </text:span><text:span text:style-name="T1">Ziel: Erforsche die Höhle. Ein bisschen weiter die Höhle stößt man auf einen im Käfig eingeschlossenen Zauberer. Der Zauberer heißt Nekromant</text:span></text:p>
      <text:p text:style-name="P21"/>
      <text:p text:style-name="P21">--- Wenn man auf Nekromant stößt…</text:p>
      <text:p text:style-name="P21"/>
      <text:p text:style-name="P29"><text:span text:style-name="T5">Nekromant: „</text:span><text:span text:style-name="T1">Wer seid Ihr? Tut mir nichts! Ich werde Euch auch zu Willen sein - nur helft mir hier raus!</text:span><text:span text:style-name="T5">“</text:span></text:p>
      <text:p text:style-name="P21"/>
      <text:p text:style-name="P29"><text:span text:style-name="T5">Tedder: „</text:span><text:span text:style-name="T1">Wer wir sind oder was wir sind? Das wissen wir selbst nicht ganz genau... Aber raus hier ist eine gute Idee. Nur wie?</text:span><text:span text:style-name="T5">“</text:span></text:p>
      <text:p text:style-name="P21"/>
      <text:p text:style-name="P29"><text:span text:style-name="T5">Nekromant: „</text:span><text:span text:style-name="T1">Am Ausgang lauert ein mächtiger Geist, den ich alleine nicht besiegen kann. Aber zusammen können wir es </text:span><text:span text:style-name="T12">vielleicht</text:span><text:span text:style-name="T1"> schaffen!</text:span><text:span text:style-name="T5">“</text:span></text:p>
      <text:p text:style-name="P21"/>
      <text:p text:style-name="P29"><text:span text:style-name="T5">Ugoki: „</text:span><text:span text:style-name="T1">Nun gut, ich denke unser unbekannter Freund hier kennt sich etwas besser aus als wir. Wir sollten ihn befreien und mit ihm von hier verschwinden.</text:span><text:span text:style-name="T5">“</text:span></text:p>
      <text:p text:style-name="P21"/>
      <text:p text:style-name="P29"><text:span text:style-name="T5">Tedder: „</text:span><text:span text:style-name="T1">Dann lass uns mal versuchen diesen Käfig zu knacken.</text:span><text:span text:style-name="T5">“</text:span></text:p>
      <text:p text:style-name="P21"/>
      <text:p text:style-name="P21">--- Tedder und Ugoki versuchen den Käfig aufzubrechen</text:p>
      <text:p text:style-name="P21"/>
      <text:p text:style-name="P29"><text:span text:style-name="T5">Dialog: „</text:span><text:span text:style-name="T1">... Nach einigen sehr, sehr langen Minuten schafften es Tedder und Ugoki gemeinsam das Schloss des Eisenkäfigs zu zerstören.</text:span><text:span text:style-name="T5">“</text:span></text:p>
      <text:p text:style-name="P21"/>
      <text:p text:style-name="P29"><text:span text:style-name="T5">--- Ziel: </text:span><text:span text:style-name="T1">Findet den Ausgang und besiegt den Wächtergeist</text:span></text:p>
      <text:p text:style-name="P21"/>
      <text:p text:style-name="P21">--- Am Ende der Höhle kommt man auf den Wächtergeist. Wenn er stirbt...</text:p>
      <text:p text:style-name="P21"/>
      <text:p text:style-name="P29"><text:soft-page-break/><text:span text:style-name="T5">Dialog: „</text:span><text:span text:style-name="T1">Als der Wächtergeist </text:span><text:span text:style-name="T14">mit dem Nirvana Eins w</text:span><text:span text:style-name="T41">urde</text:span><text:span text:style-name="T1">, </text:span><text:span text:style-name="T42">kam </text:span><text:span text:style-name="T1">im Süden an der Höhlenwand ein Weg </text:span><text:span text:style-name="T42">zum Vorschein</text:span><text:span text:style-name="T1">, aus dessen Richtung ein Lichtschein zu erblicken und ein warmer Luftzug zu spüren war.</text:span><text:span text:style-name="T5">“</text:span></text:p>
      <text:p text:style-name="P21"/>
      <text:p text:style-name="P21">--- Die Höhle bekommt eine „Öffnung“</text:p>
      <text:p text:style-name="P21"/>
      <text:p text:style-name="P21">--- Wenn man eine Einheit aus der Höhle heraus bewegt, verwandeln sich Ugoki und Tedder von Geistern zu Untoten Trollen <text:span text:style-name="T132">(oder einfach Skeletten? Dann brauche ich keine eigenen Grafiken…. Hmmmm...)</text:span></text:p>
      <text:p text:style-name="P21"/>
      <text:p text:style-name="P29"><text:span text:style-name="T5">Tedder: „</text:span><text:span text:style-name="T1">Was wird da aus uns? Ich bin nicht der Tedder von früher, aber auch kein mieses, undurchsichtiges Geisterwesen mehr. Das ist ja - fast schon Leben!</text:span><text:span text:style-name="T5">“</text:span></text:p>
      <text:p text:style-name="P21"/>
      <text:p text:style-name="P29"><text:span text:style-name="T5">Nekromant: „</text:span><text:span text:style-name="T1">Richtig beobachtet, meine neuen Freunde! Ihr seid nun untot und könnt euch auch bei Sonnenlicht bewegen. Kommt mit mir und ich lehre Euch als Dank, dass ihr mir aus dieser Höhle geholfen habt, alles, was ich darüber weiß.</text:span><text:span text:style-name="T5">“</text:span></text:p>
      <text:p text:style-name="P21"/>
      <text:p text:style-name="P29"><text:span text:style-name="T5">Tedder: „</text:span><text:span text:style-name="T1">Das hört sich vielversprechend an. Ugoki, was sagst du? Wenn wir in der Lage wären, unser eigenes Heer aufzubauen, könnten wir diesen Widerling Disgustus aus seiner Menschenstadt entgültig verjagen und erneut Frieden über unsere Lande bringen!</text:span><text:span text:style-name="T5">“</text:span></text:p>
      <text:p text:style-name="P21"/>
      <text:p text:style-name="P29"><text:span text:style-name="T5">Ugoki: „</text:span><text:span text:style-name="T1">Dieser abstoßende Emporkömmling von einem Menschen. Ich werde alles tun, um die Haut von seinem Fleisch zu ziehen. Um sein Fleisch von den Knochen zu schaben und die Knochen zu spalten!</text:span><text:span text:style-name="T5">“</text:span></text:p>
      <text:p text:style-name="P21"/>
      <text:p text:style-name="P21"/>
      <text:p text:style-name="P21"/>
      <text:p text:style-name="P25">Episode 3: Untotes Leben</text:p>
      <text:p text:style-name="P25"/>
      <text:p text:style-name="P4"><text:span text:style-name="T70">Während ich </text:span>und Ugoki mit <text:span text:style-name="T60">unserem Unbekannten </text:span>aus der Höhle entkommen <text:span text:style-name="T70">waren, mussten wir seltsame Verhaltensmuster unseres zaubernden Freundes feststellen. Er zeigte irgendeine Art von Zuneigung zu dem toten Spinnenkörper, kurz bevor wir die Höhle verließen.</text:span></text:p>
      <text:p text:style-name="P21"/>
      <text:p text:style-name="P15"><text:span text:style-name="T5">Der Nekromant: </text:span>So <text:span text:style-name="T66">ist </text:span>sein Name. Und, wie der Zufall es so will, <text:span text:style-name="T66">ist </text:span>er auch ein Nekromant. Er <text:span text:style-name="T60">will</text:span> nicht verraten, wie alt er ist. <text:span text:style-name="T60">Wir</text:span> <text:span text:style-name="T71">denken</text:span> <text:span text:style-name="T60">uns </text:span>aber <text:span text:style-name="T60">eher</text:span>, dass er es ganz einfach nicht mehr weiß, weil er zu lange in der Höhle in seinem Käfig verbracht hatte. Er wurde wohl vor einigen Jahren, mögen es nun Jahrzehnte oder gar Jahrhunderte sein, von den Elfen in diese Höhle eingesperrt, wo er von dem Wächtergeist auf Ewigkeiten gefangen gehalten werden sollte.</text:p>
      <text:p text:style-name="P15"/>
      <text:p text:style-name="P15">Der Nekromant erzählt viele Dinge. Ein Hauptthema <text:span text:style-name="T60">ist </text:span>sein Buch - Ein Buch, das alles über das Totenbeschwören <text:span text:style-name="T60">enthält</text:span>, was es zu wissen <text:span text:style-name="T61">gibt</text:span>. Er habe wohl einst <text:span text:style-name="T68">den Großteil der Geheimnisse </text:span>von <text:span text:style-name="T68">den </text:span>großen Lichfürsten der <text:span text:style-name="T62">G</text:span>rünen Inseln <text:span text:style-name="T67">in dieses Buch zusammengefasst</text:span>. <text:span text:style-name="T69">Er erzählt so einiges und scheint uns das Buch verkaufen zu wollen - Es hat wohl den Titel „Nekromantie für Dumme“.</text:span> Sobald <text:span text:style-name="T69">wir es </text:span>in <text:span text:style-name="T69">unserem </text:span>Besitz <text:span text:style-name="T62">haben</text:span>, <text:span text:style-name="T62">könne </text:span>er <text:span text:style-name="T62">uns</text:span> alles verraten, beibringen und trainieren, so dass <text:span text:style-name="T62">wir </text:span>in der Lage <text:span text:style-name="T62">seien</text:span>, <text:span text:style-name="T62">unsere </text:span>Rache an General Disgustus auszuüben.</text:p>
      <text:p text:style-name="P15"/>
      <text:p text:style-name="P32">Ugoki teilt mir regelmäßige Updates zu seinen Racheplänen mit. Ich bin, alles in allem, sehr zufrieden mit seinen Ideen. Er <text:span text:style-name="T72">betont</text:span> Worte wie „Menschenräuchern“ und „Festschmaus“. Teilweise erinnere ich mich an den Geschmack der Ratten in den Höhlen - Sie hatten nach nichts geschmeckt als wir Geister waren. Ich freue mich auf die nächsten Tiere denen wir begegnen, jetzt, wo wir untote Trolle und keine Geistertrolle mehr sind.</text:p>
      <text:p text:style-name="P15"/>
      <text:p text:style-name="P15">Auf <text:span text:style-name="T73">den</text:span> Wunsch <text:span text:style-name="T73">von Nekromant begeben</text:span> wir uns <text:span text:style-name="T62">also </text:span>in Richtung Südwesten, wo sich nahe dem <text:span text:style-name="T62">S</text:span>tillen Wald früher einmal seine Gruft befand, in der Hoffnung, sein Buch dort wieder zu finden. Doch der Weg war natürlich, wie immer, nicht ganz <text:span text:style-name="T62">einfach</text:span>.</text:p>
      <text:p text:style-name="P15"/>
      <text:p text:style-name="P15"><text:span text:style-name="T63">Kurze Zeit nachdem wir aus der Höhle raus waren und uns </text:span>auf freies Flachland <text:span text:style-name="T63">begaben</text:span>, <text:span text:style-name="T63">kommen </text:span>Schreie aus den Tiefen der Höhle hinter <text:span text:style-name="T63">uns</text:span>. Die Stimme <text:span text:style-name="T63">ist</text:span> kaum wahrnehmbar, und doch <text:span text:style-name="T63">verstehe ich</text:span> sie einwandfrei. Es <text:span text:style-name="T63">ist </text:span>beängstigend...</text:p>
      <text:p text:style-name="P15"/>
      <text:p text:style-name="P15">--- <text:span text:style-name="T44">Tedder, Ugoki und Nekromant finden sich Südlich des Höhlenausgangs, auf freiem Land.</text:span></text:p>
      <text:p text:style-name="P15"/>
      <text:p text:style-name="P15"><text:span text:style-name="T44">Eine Geisterstimme: „</text:span>Vergessen werdet ihr mich nicht, <text:span text:style-name="T133">Fliehende</text:span>! Ihr meint mich getötet zu haben, doch der Fluch des Nekromanten zieht Böses an - Sämtliche Geister dieser Lande werden euch heimsuchen!<text:span text:style-name="T44">“</text:span></text:p>
      <text:p text:style-name="P15"/>
      <text:p text:style-name="P15"><text:span text:style-name="T44">Tedder: „</text:span>Was ist das? Habt ihr das auch gehört?<text:span text:style-name="T44">“</text:span></text:p>
      <text:p text:style-name="P15"><text:soft-page-break/></text:p>
      <text:p text:style-name="P15"><text:span text:style-name="T44">Ugoki: „</text:span>Oh ja, ich denke das haben wir, ganz klar und deutlich. Lass uns von dieser Höhle verschwinden und weit hinter uns lassen. Ich möchte nichts mit dieser Geisterwelt zu tun haben - Untotsein reicht mir voll und ganz.<text:span text:style-name="T44">“</text:span></text:p>
      <text:p text:style-name="P15"/>
      <text:p text:style-name="P15"><text:span text:style-name="T44">Nekromant: „</text:span>Hahaha, wie ihr wünscht, meine Lieben. Ihr solltet jedoch wissen, dass diese Geister mich auf Schritt und Tritt verfolgen und versuchen werden, mich erneut in eines ihrer Gefängnisse in jenen Tiefen der Höhle zu befördern.<text:span text:style-name="T44">“</text:span></text:p>
      <text:p text:style-name="P15"/>
      <text:p text:style-name="P15"><text:span text:style-name="T44">Tedder: „</text:span>Was ist das für ein Fluch, von dem die Stimme sprach?<text:span text:style-name="T44">“</text:span></text:p>
      <text:p text:style-name="P15"/>
      <text:p text:style-name="P15"><text:span text:style-name="T44">Nekromant: „</text:span>Ein ander mal, meine Lieben. Ein ander mal.<text:span text:style-name="T44">“</text:span></text:p>
      <text:p text:style-name="P15"/>
      <text:p text:style-name="P17">--- Ziel: Geleite Nekromant zu seiner Sumpffestung, südwestlich des Höhlenausgangs</text:p>
      <text:p text:style-name="P17"/>
      <text:p text:style-name="P17">--- Es kommen regelmäßig Geister aus dem Höhlenausgang, die den Spieler verfolgen</text:p>
      <text:p text:style-name="P17"/>
      <text:p text:style-name="P17">--- Nach einiger Zeit trifft man auf Elfenkönig</text:p>
      <text:p text:style-name="P17"/>
      <text:p text:style-name="P15"><text:span text:style-name="T44">Elf: „</text:span>Der nekrophile Nekromant ist wieder da! ALARM!<text:span text:style-name="T44">“</text:span></text:p>
      <text:p text:style-name="P15"/>
      <text:p text:style-name="P15"><text:span text:style-name="T44">Nekromant: „</text:span>Elfen. Hatten wir uns nicht geeinigt, dass wir uns aus dem Weg gehen? Was macht ihr in meiner Sumpffestung?<text:span text:style-name="T44">“</text:span></text:p>
      <text:p text:style-name="P15"/>
      <text:p text:style-name="P15"><text:span text:style-name="T44">Elf: „</text:span>Deine Zeit hier ist vorüber, Nekromant. Verschwinde, oder wir töten dich.<text:span text:style-name="T44">“</text:span></text:p>
      <text:p text:style-name="P15"/>
      <text:p text:style-name="P15"><text:span text:style-name="T44">Nekromant: „</text:span>Nein. Ich bin nicht der jenige, der verschwindet. Das seid ihr. Ich gehe nicht zurück in die Gefangenschaft!<text:span text:style-name="T44">“</text:span></text:p>
      <text:p text:style-name="P15"/>
      <text:p text:style-name="P17">--- Nach einigen besiegten Elfen flieht ein elfischer Reiter nach Süden, um Vasolin, den Elfenkönig zu alarmieren</text:p>
      <text:p text:style-name="P15"/>
      <text:p text:style-name="P17">--- Wenn der Elfenreiter selbst getötet wird</text:p>
      <text:p text:style-name="P15"/>
      <text:p text:style-name="P15"><text:span text:style-name="T44">Elfenreiter: „</text:span>Ich werde Vasolin benachrichtigen dass der Nekromant sich wieder auf freiem Fuße befindet. Haltet durch!<text:span text:style-name="T44">“</text:span></text:p>
      <text:p text:style-name="P15"/>
      <text:p text:style-name="P17">--- Wenn der Elfenreiter noch lebt</text:p>
      <text:p text:style-name="P15"/>
      <text:p text:style-name="P15"><text:span text:style-name="T44">Ein Elf: „</text:span>Reitet nach Süden und überbringt Botschaft über die Flucht von Nekromant - Wir müssen sofortige Maßnahmen in Bewegung setzen!<text:span text:style-name="T44">“</text:span></text:p>
      <text:p text:style-name="P15"/>
      <text:p text:style-name="P15"><text:span text:style-name="T44">Elfenreiter: „</text:span>Ich werde Vasolin benachrichtigen. Haltet durch!<text:span text:style-name="T44">“</text:span></text:p>
      <text:p text:style-name="P15"/>
      <text:p text:style-name="P17">--- Wenn der Nekromant seine Sumpffestung erreicht</text:p>
      <text:p text:style-name="P15"/>
      <text:p text:style-name="P15"><text:span text:style-name="T44">Nekromant: „</text:span>Endlich zuhause! Lasst mich nachsehen, ob mein Eigen noch aufzufinden ist.<text:span text:style-name="T44">“</text:span></text:p>
      <text:p text:style-name="P15"/>
      <text:p text:style-name="P17">--- Nekromant läuft zu einem Haus und holt sein Buch</text:p>
      <text:p text:style-name="P15"/>
      <text:p text:style-name="P15"><text:span text:style-name="T44">Nekromant: „</text:span>Mein Buch ist vergessen und zurückgelassen seit ich hier vertrieben wurde!<text:span text:style-name="T44">“</text:span></text:p>
      <text:p text:style-name="P15"/>
      <text:p text:style-name="P17">--- Nekromant läuft zurück zur Burg</text:p>
      <text:p text:style-name="P15"/>
      <text:p text:style-name="P15"><text:span text:style-name="T44">Nekromant: „</text:span>Nun, meine Freunde, beginnt Eure Ausbildung.<text:span text:style-name="T44">“</text:span></text:p>
      <text:p text:style-name="P15"/>
      <text:p text:style-name="P15"/>
      <text:p text:style-name="P17"/>
      <text:p text:style-name="P17"/>
      <text:p text:style-name="P13">Episode 4: Elfenkrieg</text:p>
      <text:p text:style-name="P13"/>
      <text:p text:style-name="P5"><text:span text:style-name="T64">Hier</text:span> im Sumpf, einem wirklich unangenehmen und gewöhnungsbedürftigen Heim <text:span text:style-name="T78">von Nekromant</text:span>, lern<text:span text:style-name="T64">e ich nun </text:span>die Grundlagen des Totenbeschwörens. Hierbei konzentrier<text:span text:style-name="T64">en</text:span> <text:span text:style-name="T78">wir uns </text:span>auf leichte Beschwörungen - Wie <text:soft-page-break/>dem Wiederbeleben von Skeletten im umliegenden Sumpfgebiet. <text:span text:style-name="T76">Das Buch von ihm muss ich mehrmals ablehnen zu kaufen – Ja, WTF, er versucht tatsächlich, es uns zu verkaufen. Er erwähnt etwas wie „Informationsfreiheit“.</text:span></text:p>
      <text:p text:style-name="P5"/>
      <text:p text:style-name="P5"><text:span text:style-name="T64">Ich finde ich mache mich </text:span>wirklich gut, <text:span text:style-name="T77">ich lerne relativ</text:span> schnell. Die Beschwörung von Skeletten ha<text:span text:style-name="T64">be</text:span> <text:span text:style-name="T64">ich </text:span>im Handumdrehen heraus. Vom Nekromanten k<text:span text:style-name="T64">ommen</text:span> zunehmend sarkastische und etwas wirklich verrückte Kommentare, <text:span text:style-name="T64">die ich </text:span>versuche, zu ignorieren. <text:span text:style-name="T74">Auch hier zeigt er wieder eine äußerst seltsame Verhaltensweise den Skeletten gegenüber, jedoch nicht ganz so stark wie bei der Riesenspinne, auf die wir in den Höhlen trafen.</text:span></text:p>
      <text:p text:style-name="P5"/>
      <text:p text:style-name="P5">Ugoki hatte in der Zwischenzeit das Umfeld erkundet. Im Süden, gleich anschließend zum Sumpf wo <text:span text:style-name="T64">wir</text:span> <text:span text:style-name="T64">uns befinden</text:span>, <text:span text:style-name="T64">erheben </text:span>sich die Bäume des Stillen Waldes. Ugoki war sich <text:span text:style-name="T75">nicht bewusst, als er vorhin los ging</text:span>, dass der Stille Wald immer noch unter der Herrschaft von Vasolin dem Elfenkönig <text:span text:style-name="T64">stehen könne, wie der Nekromant anmerkt</text:span>.</text:p>
      <text:p text:style-name="P5"/>
      <text:p text:style-name="P12">Nach einiger Zeit kommt Ugoki wieder, gerade in dem Moment, als mir ein klappriges pferd<text:span text:style-name="T79">e</text:span>ähnliches Skelett auseinanderfällt. Er rennt zu uns. Was wohl passiert ist? Er scheint einen Pfeil in seinem rechten Arm stecken zu haben...</text:p>
      <text:p text:style-name="P5"/>
      <text:p text:style-name="P5">--- Elfen kommen von Süden und „schlagen ihr Lager“ im Wald auf</text:p>
      <text:p text:style-name="P5"/>
      <text:p text:style-name="P5">--- Ugoki rennt vom Wald nach Norden, in die Sumpffestung</text:p>
      <text:p text:style-name="P5"/>
      <text:p text:style-name="P15"><text:span text:style-name="T6">Ugoki: „</text:span>Tedder! Tedder! Elfen kommen von Süden - Eine riesige Armee!<text:span text:style-name="T6">“</text:span></text:p>
      <text:p text:style-name="P5"/>
      <text:p text:style-name="P15"><text:span text:style-name="T6">Nekromant: „</text:span><text:span text:style-name="T1">Unsere wohl auf ewig unversöhnlichen Feinde. Mal wieder. Nun denn, jetzt kannst du, lieber Tedder, zeigen, was du gelernt hast. Lass uns Spaß mit ein paar Elfenleichen haben!</text:span><text:span text:style-name="T6">“</text:span></text:p>
      <text:p text:style-name="P5"/>
      <text:p text:style-name="P15"><text:span text:style-name="T6">Tedder: „</text:span><text:span text:style-name="T1">Und ich dachte schon, wir würden hier nur Theorie machen. Lass uns </text:span><text:span text:style-name="T43">deren S</text:span><text:span text:style-name="T1">chädel zerschmettern!</text:span><text:span text:style-name="T6">“</text:span></text:p>
      <text:p text:style-name="P5"/>
      <text:p text:style-name="P15"><text:span text:style-name="T6">Vasolin: „</text:span><text:span text:style-name="T1">So sehen wir uns wieder, nekrophiler Nekromant! Wer hat Dich aus Deinem angestammten Verlies entlassen, so dass du uns wieder mit deiner stinkenden Präsenz belästigst?</text:span><text:span text:style-name="T6">“</text:span></text:p>
      <text:p text:style-name="P5"/>
      <text:p text:style-name="P15"><text:span text:style-name="T6">Nekromant: „</text:span><text:span text:style-name="T1">Die beiden Trolle halfen mir - und jetzt helfen Sie mir dich umzubringen!</text:span><text:span text:style-name="T6">“</text:span></text:p>
      <text:p text:style-name="P5"/>
      <text:p text:style-name="P15"><text:span text:style-name="T6">Vasolin: „</text:span><text:span text:style-name="T1">Trolle? Was machen Trolle in unseren Landen - Jene im Haaggebirge wurden doch von General Disgustus ausgelöscht!</text:span><text:span text:style-name="T6">“</text:span></text:p>
      <text:p text:style-name="P5"/>
      <text:p text:style-name="P15"><text:span text:style-name="T6">Tedder: „</text:span><text:span text:style-name="T1">So so. Sabbernde Bergelfen und Übergewichtige mit Stahl gekleidete Zweibeiner machen gemeinsame Sache. War euch der Wald nicht genug? Ich denke, wir werden den Elfen hier eine ganz besondere Aufmerksamkeit schenken, noch bevor wir gen Haaggebirge marschieren um Disgusburg zu vernichten.</text:span><text:span text:style-name="T6">“</text:span></text:p>
      <text:p text:style-name="P5"/>
      <text:p text:style-name="P15"><text:span text:style-name="T6">Nekromant: „</text:span><text:span text:style-name="T1">Das hört sich doch befriedigend </text:span><text:span text:style-name="T6">an</text:span><text:span text:style-name="T1">.</text:span><text:span text:style-name="T6">“</text:span></text:p>
      <text:p text:style-name="P5"/>
      <text:p text:style-name="P15"><text:span text:style-name="T6">Vasolin: „</text:span><text:span text:style-name="T1">Tötet diese Trolle und bringt mir den Nekromant in Ketten, so wie er es hätte bleiben sollen!</text:span><text:span text:style-name="T6">“</text:span></text:p>
      <text:p text:style-name="P5"/>
      <text:p text:style-name="P5">--- Ziel: Besiege Vasolin, den Elfenkönig</text:p>
      <text:p text:style-name="P5"/>
      <text:p text:style-name="P5">--- Während dem Szenario werden Elfen sterben. Nach dem ersten getöteten Elfen</text:p>
      <text:p text:style-name="P5"/>
      <text:p text:style-name="P15"><text:span text:style-name="T6">Tedder: „</text:span><text:span text:style-name="T1">Oh, wir haben einen Elf umgebracht.</text:span><text:span text:style-name="T6">“</text:span></text:p>
      <text:p text:style-name="P5"/>
      <text:p text:style-name="P15"><text:span text:style-name="T6">Nekromant: „</text:span><text:span text:style-name="T1">Sehr gut, heute wollen wir Elfenblut fließen sehen!</text:span><text:span text:style-name="T6">“</text:span></text:p>
      <text:p text:style-name="P5"/>
      <text:p text:style-name="P5">--- Nach ein paar weiteren toten Elfen</text:p>
      <text:p text:style-name="P5"/>
      <text:p text:style-name="P15"><text:span text:style-name="T6">Tedder: „</text:span><text:span text:style-name="T1">Müssen wir die wirklich alle umbringen?</text:span><text:span text:style-name="T6">“</text:span></text:p>
      <text:p text:style-name="P5"/>
      <text:p text:style-name="P15"><text:span text:style-name="T6">Ugoki: „</text:span><text:span text:style-name="T1">Ich denke, wenn wir den König haben, ist hier Schluss.</text:span><text:span text:style-name="T6">“</text:span></text:p>
      <text:p text:style-name="P5"/>
      <text:p text:style-name="P15"><text:span text:style-name="T6">Nekromant: „</text:span><text:span text:style-name="T1">Je mehr von denen, desto gut! Haut rein, Freunde!</text:span><text:span text:style-name="T6">“</text:span></text:p>
      <text:p text:style-name="P5"><text:soft-page-break/></text:p>
      <text:p text:style-name="P5">--- Nach weiteren Elfentoden hinterlässt der getötete Elf ein Bild unter sich, das einen Darm darstellt</text:p>
      <text:p text:style-name="P5"/>
      <text:p text:style-name="P15"><text:span text:style-name="T6">Nekromant: „</text:span><text:span text:style-name="T1">Der Darm! Der Darm!</text:span><text:span text:style-name="T6">“</text:span></text:p>
      <text:p text:style-name="P5"/>
      <text:p text:style-name="P5">--- Nach weiteren Elfentoden</text:p>
      <text:p text:style-name="P5"/>
      <text:p text:style-name="P15"><text:span text:style-name="T6">Nekromant: „</text:span><text:span text:style-name="T1">Hahahaha, die Leichen werden ein Paradies!</text:span><text:span text:style-name="T6">“</text:span></text:p>
      <text:p text:style-name="P5"/>
      <text:p text:style-name="P5">--- Wenn Vasolin getötet wird</text:p>
      <text:p text:style-name="P5"/>
      <text:p text:style-name="P15"><text:span text:style-name="T6">Vasolin: „</text:span><text:span text:style-name="T1">Du hast mich besiegt, verfluchter Nekromant! Und ihr, ihr Trolle, oder was ihr auch seid, wollt ihr seinen Fluch teilen?</text:span><text:span text:style-name="T6">“</text:span></text:p>
      <text:p text:style-name="P5"/>
      <text:p text:style-name="P15"><text:span text:style-name="T6">Nekromant: „</text:span><text:span text:style-name="T1">HAHAHA! Spratzel, spritz!</text:span><text:span text:style-name="T6">“</text:span></text:p>
      <text:p text:style-name="P5"/>
      <text:p text:style-name="P39"><text:span text:style-name="T6">Tedder: „</text:span><text:span text:style-name="T1">Sagen wir mal so: Ich bedaure schon etwas, dass wir bei unseren Verbündeten nicht etwas wählerischer sein können.</text:span><text:span text:style-name="T6">“</text:span></text:p>
      <text:p text:style-name="P98"/>
      <text:p text:style-name="P39"><text:span text:style-name="T6">Ugoki: „</text:span><text:span text:style-name="T1">Was hat es mit diesem Fluch auf sich?</text:span><text:span text:style-name="T6">“</text:span></text:p>
      <text:p text:style-name="P5"/>
      <text:p text:style-name="P15"><text:span text:style-name="T6">Nekromant: „</text:span><text:span text:style-name="T1">Meinen Fluch und seine Auswirkungen werdet ihr früher oder später mitbekommen - Doch nicht heute. Wenn ihr mich jetzt entschuldigt, hier sind einige Elfenleichen um die ich mich gerne kümmern würde. Hehe.</text:span><text:span text:style-name="T6">“</text:span></text:p>
      <text:p text:style-name="P5"/>
      <text:p text:style-name="P5"/>
      <text:p text:style-name="P5"/>
      <text:p text:style-name="P40"><text:span text:style-name="T44">E</text:span>pisode 5: Die Entscheidung</text:p>
      <text:p text:style-name="P40"/>
      <text:p text:style-name="P47">Nachdem wir Vasolin einen Kopf kürzer machten, will Nekromant einige Zeit für sich bleiben. Er sagt, er habe etwas mit den Leichen der Elfen zu tun, zwecks Forschungen. <text:span text:style-name="T80">Da die Elfen ihn als „nekrophil“ bezeichneten, sind Ugoki und ich uns nun ziemlich sicher, dass er überhaupt nicht richtig ticken kann. Vielleicht ist es Zeit, andere Wege einzuschlagen, Wege, die weit weg von diesem Totenbeschwörer führen.</text:span></text:p>
      <text:p text:style-name="P47"/>
      <text:p text:style-name="P48">Auf der anderen Seite ist der Verrückte ein wirklich guter Lehrer – Meine Totenbeschwörungskünste sind wohl weitestgehend von seiner Anwesenheit abhängig. Ich habe die letzten Tage erfolgreich ein paar Skelettpferde der Elfen beschworen. Sie werden mir gute Dienste erweisen, wenn ich zur Menschenstadt reise um meine Rache an diesem stinkenden General Disgustus auszuüben.</text:p>
      <text:p text:style-name="P48"/>
      <text:p text:style-name="P99">Ugoki hat in der Zwischenzeit ein Stückchen von einem Pferd eines elfischen Reiters probiert. Es bestätigt sich unsere Befürchtung, dass wir keine Geschmacksnerven mehr haben, jetzt, wo wir untot sind. Das hat natürlich auch Vorteile – Ein paar der wilden Menschen, die wir früher aßen, ließen immer diesen wirklich verstörenden Nachgeschmack im Mund.</text:p>
      <text:p text:style-name="P48"/>
      <text:p text:style-name="P49">Die Vergeltung die über Disgusburg kommen wird prägt sich immer besser in Einzelheiten von Ugokis Gedanken aus. Ich denke, wir sind bald bereit, um unseren Weg fortzusetzen. Wir sind uns noch nicht sicher, ob es sich lohnt, unsere Heimat im Haaggebirge zurückzuerobern – Sofern die Menschen dort nicht alles in Schutt und Asche gelegt haben. Vielleicht gibt es Überlebende meines Stammes.</text:p>
      <text:p text:style-name="P49"/>
      <text:p text:style-name="P49">Ganz egal, ob diese widerwärtigen, zweibeinigen Schwächlinge von Menschen unsere gesamten Familien nicht nur verjagt, sondern auch gejagt und vernichtet oder versklavt haben, Ugoki und ich werden uns der Sache genüsslich annehmen.</text:p>
      <text:p text:style-name="P49"/>
      <text:p text:style-name="P49">Wir haben Nekromant mittlerweile von unserer Vorgeschichte und der Invasion von General Disgustus erzählt. Er meint immer wieder, auf seine abgedrehte Weise, dass er uns begleiten wolle um seine so genannte<text:span text:style-name="T81">n</text:span> „Forschungen“ an Menschenleichen auszuprobieren. Den Elfen <text:span text:style-name="T81">haben </text:span>wir uns wohl erst einmal entledigt, jetzt, da König Vasolin selbst nicht mehr unter den Lebenden weilt.</text:p>
      <text:p text:style-name="P6"/>
      <text:p text:style-name="P51"><text:span text:style-name="T81">Nach einigen erfolgreichen Skelettwiederbelebungen und einigen Tagen, die, nebenbei gesagt, extrem nervig wegen der Answesenheit von Nekromant waren, tauchte von Osten ein sich sehr schnell bewegendes Wesen auf</text:span>. <text:span text:style-name="T81">Es kam näher, direkt in Richtung der Sumpfburg.</text:span> <text:span text:style-name="T81">Es war </text:span>ein Gesandter der Orks, <text:span text:style-name="T84">ein riesiger, ausgewachsener Wolf mit einem orkischen Reiter.</text:span></text:p>
      <text:p text:style-name="P6"/>
      <text:p text:style-name="P6"><text:soft-page-break/>--- Von Osten kommt ein orkischer Wolfsreiter, Tedder und Ugoki ziehen ihm in Richtung Westen entgegen und treffen sich an einer Brücke über eine<text:span text:style-name="T85">n</text:span> Fluss</text:p>
      <text:p text:style-name="P6"/>
      <text:p text:style-name="P16"><text:span text:style-name="T7">Tedder: „</text:span><text:span text:style-name="T1">Wer bist du? Was streift ein einzelner Wolfsreiter in diesen Landen umher?</text:span><text:span text:style-name="T7">“</text:span></text:p>
      <text:p text:style-name="P6"/>
      <text:p text:style-name="P16"><text:span text:style-name="T7">Negotiator: „</text:span><text:span text:style-name="T1">Ich bin ein Botschafter von Uruknorg, Sohn von Kapou'e, Sohn </text:span><text:span text:style-name="T17">des </text:span><text:span text:style-name="T1">Schwarzauge Karun. Ich wurde entsandt wegen einem sich verbreitenden Gerücht, dass Tedder, der ehemalige Heerführer der Trolle im Haaggebirge, von den Menschen vernichtet und wieder auferstanden sei.</text:span><text:span text:style-name="T7">“</text:span></text:p>
      <text:p text:style-name="P6"/>
      <text:p text:style-name="P16"><text:span text:style-name="T7">Tedder: „</text:span><text:span text:style-name="T1">Dann suchst du wohl nach mir. Ich </text:span><text:span text:style-name="T17">bin denke ich nicht wiederzuerkennen. Ich hatte eine, wie soll ich sagen? Schwierige Zeit. </text:span><text:span text:style-name="T1">Was willst du von mir?</text:span><text:span text:style-name="T7">“</text:span></text:p>
      <text:p text:style-name="P6"/>
      <text:p text:style-name="P16"><text:span text:style-name="T7">Negotiator: „</text:span><text:span text:style-name="T1">Uruknorg lässt mich ein Angebot überbringen: Wenn du der Freundschaft mit </text:span><text:span text:style-name="T18">jenem Totenbeschwörer, der dir die Nekromantie beizubringen scheint, </text:span><text:span text:style-name="T1">entsagst, werden wir im Fall eines erneuten Konfliktes mit den Menschen oder Elfen an deiner Seite stehen. General Disgustus hat mit seiner Offensive gegen dein</text:span><text:span text:style-name="T18">en Stamm</text:span><text:span text:style-name="T1"> den Friedensvertrag zwischen Nachtwesen und Menschen gebrochen. Der Rat und Uruknorg haben ihnen den Krieg mit der Macht der gesamten Horde erklärt.</text:span><text:span text:style-name="T7">“</text:span></text:p>
      <text:p text:style-name="P6"/>
      <text:p text:style-name="P16"><text:span text:style-name="T7">Negotiator: „</text:span><text:span text:style-name="T1">Warte mit deiner Entscheidung nicht zu lange – Uruknorg </text:span><text:span text:style-name="T18">persönlich</text:span><text:span text:style-name="T1"> ist bereits auf dem Weg hier her. Jeder, der kein Freund ist, ist ein Feind. Und der Nekromant hat in der Vergangenheit bereits das Abkommen zwischen Nachtwesen und Menschen abgelehnt.</text:span><text:span text:style-name="T7">“</text:span></text:p>
      <text:p text:style-name="P6"/>
      <text:p text:style-name="P6">--- Tedder zieht ein bisschen zurück um mit Ugoki zu bereden (flüsternd)</text:p>
      <text:p text:style-name="P6"/>
      <text:p text:style-name="P6">--- Während sie sich bereden, kommen von Osten mehr Orks, am Ende auch Uruknorg selbst, und schlagen ihr Lager auf</text:p>
      <text:p text:style-name="P6"/>
      <text:p text:style-name="P16"><text:span text:style-name="T7">Tedder: „</text:span><text:span text:style-name="T1">Ugoki, was sagst du?</text:span><text:span text:style-name="T7">“</text:span></text:p>
      <text:p text:style-name="P6"/>
      <text:p text:style-name="P16"><text:span text:style-name="T7">Ugoki: „</text:span><text:span text:style-name="T1">Ja, lass uns das machen. Der Nekromant hat keine Armee, die uns gegen die Menschen unterstützt. Außerdem ist er </text:span><text:span text:style-name="T19">viel </text:span><text:span text:style-name="T1">zu ekelhaft.</text:span><text:span text:style-name="T7">“</text:span></text:p>
      <text:p text:style-name="P6"/>
      <text:p text:style-name="P16"><text:span text:style-name="T7">Tedder: „</text:span><text:span text:style-name="T1">Aber er hat uns aus der Höhle herausgeholfen. Und er könnte </text:span><text:span text:style-name="T19">mir</text:span><text:span text:style-name="T1"> womöglich noch mehr über die Totenbeschwörung beibringen. </text:span><text:span text:style-name="T19">Er ist ein äußerst guter Lehrer. Vielleicht wird es mir bald möglich sein, andere untote Wesen wiederzubeleben. </text:span><text:span text:style-name="T1">Ich weiß nicht...</text:span><text:span text:style-name="T7">“</text:span></text:p>
      <text:p text:style-name="P6"/>
      <text:p text:style-name="P16"><text:span text:style-name="T7">Dialog: „</text:span><text:span text:style-name="T1">Wenn Tedder jetzt nach Westen, Richtung Sumpfburg, geht, bleibt er auf Nekromants Seite und die Orks werden Feinde. Wenn er nach Osten, Richtung Lager von Uruknorg, geht, wird Nekromant Feind und die Orks werden Verbündete.</text:span><text:span text:style-name="T7">“</text:span></text:p>
      <text:p text:style-name="P6"/>
      <text:p text:style-name="P16"><text:span text:style-name="T7">--- Ziel: Zieh Tedder auf eines der beiden Flussufer. </text:span><text:span text:style-name="T1">Diese Entscheidung gilt für den Rest der Kampagne</text:span></text:p>
      <text:p text:style-name="P6"/>
      <text:p text:style-name="P6">--- Wenn Uruknorg Freund und Nekromant Feind wird (nach Osten gezogen) =&gt; Ziel: Besiege Nekromant</text:p>
      <text:p text:style-name="P6"/>
      <text:p text:style-name="P16"><text:span text:style-name="T7">Negotiator: „</text:span><text:span text:style-name="T1">Du hast weise entschieden, Tedder. Uruknorg erwartet dich.</text:span><text:span text:style-name="T7">“</text:span></text:p>
      <text:p text:style-name="P6"/>
      <text:p text:style-name="P16"><text:span text:style-name="T7">Nekromant: „</text:span><text:span text:style-name="T1">So dankt Ihr mir also, Ihr widerlichen Trollgeister! Zur Hölle werde ich Euch befördern mitsamt Euren wertlosen Orkjüngelchen!</text:span><text:span text:style-name="T7">“</text:span></text:p>
      <text:p text:style-name="P6"/>
      <text:p text:style-name="P6">--- Wenn Nekromant Freund und Uruknorg Feind wird (nach Westen gezogen) =&gt; Ziel: Besiege Uruknorg</text:p>
      <text:p text:style-name="P6"/>
      <text:p text:style-name="P16"><text:span text:style-name="T7">Negotiator: „</text:span><text:span text:style-name="T1">So sterbt denn zusammen mit Euerm widerlichen Nekromant!</text:span><text:span text:style-name="T7">“</text:span></text:p>
      <text:p text:style-name="P6"/>
      <text:p text:style-name="P16"><text:span text:style-name="T7">Nekromant: „</text:span><text:span text:style-name="T1">So ist's recht, liebe Freunde - und nun wollen wir die verräterischen Orks aufschlitzen, dass es nur so spritzt!</text:span><text:span text:style-name="T7">“</text:span></text:p>
      <text:p text:style-name="P6"/>
      <text:p text:style-name="P6">--- Wenn Nekromant stirbt, Nekromant ist FREUND =&gt; Verloren</text:p>
      <text:p text:style-name="P6"/>
      <text:p text:style-name="P16"><text:span text:style-name="T7">Nekromant: „</text:span><text:span text:style-name="T1">Aus, aus und vorbei! Ade, geliebte Sumpfburg, ade meine Trollfreunde. Vielleicht habt ihr beim nächsten Mal mehr Glück.</text:span><text:span text:style-name="T7">“</text:span></text:p>
      <text:p text:style-name="P6"/>
      <text:p text:style-name="P6">--- Wenn Nekromant stirbt, Nekromant ist FEIND =&gt; Weiter (Nekromant flieht, nächster Schritt im Szenario 5)</text:p>
      <text:p text:style-name="P6"/>
      <text:p text:style-name="P16"><text:soft-page-break/><text:span text:style-name="T7">Nekromant: „</text:span><text:span text:style-name="T1">Ihr meint mich besiegt zu haben? Ihr Pfuscher der Totenbeschwörung? Schon bald werden wir uns wieder treffen und dann seid Ihr alle tot und zwar schmerzhaft und für immer!</text:span><text:span text:style-name="T7">“</text:span></text:p>
      <text:p text:style-name="P6"/>
      <text:p text:style-name="P16"><text:span text:style-name="T7">Uruknorg: „</text:span><text:span text:style-name="T1">Da fährt er hin. Leider wird er tatsächlich wiederkommen. Ihr solltet euch nun um eure Rache kümmern.</text:span><text:span text:style-name="T7">“</text:span></text:p>
      <text:p text:style-name="P6"/>
      <text:p text:style-name="P6">--- Wenn Uruknorg stirbt, Uruknorg ist FREUND =&gt; Verloren</text:p>
      <text:p text:style-name="P6"/>
      <text:p text:style-name="P16"><text:span text:style-name="T7">Nekromant: „</text:span><text:span text:style-name="T1">JAAA! Spritz-spratz! Dummer Ork, dumme Trolle. Alle selber schuld.</text:span><text:span text:style-name="T7">“</text:span></text:p>
      <text:p text:style-name="P6"/>
      <text:p text:style-name="P6">--- Wenn Uruknorg stirbt, Uruknorg ist FEIND =&gt; Weiter (Uruknorg flieht, nächster Schritt im Szenario 5)</text:p>
      <text:p text:style-name="P6"/>
      <text:p text:style-name="P16"><text:span text:style-name="T7">Uruknorg: „</text:span><text:span text:style-name="T1">Ihr werdet bald einsehen, dass ihr die falsche Seite gewählt habt. Verdammt sollt ihr sein! </text:span><text:span text:style-name="T7">Ich</text:span><text:span text:style-name="T1"> wird euch folgen und vernichten!</text:span><text:span text:style-name="T7">“</text:span></text:p>
      <text:p text:style-name="P6"/>
      <text:p text:style-name="P16"><text:span text:style-name="T7">Nekromant: „</text:span><text:span text:style-name="T1">Dummer Ork. Ihr Trolle habt gut gelernt und seid jetzt einfach besser.</text:span><text:span text:style-name="T7">“</text:span></text:p>
      <text:p text:style-name="P6"/>
      <text:p text:style-name="P6">--- Das „Weiter“, nachdem der Feind (Uruknorg oder Nekromant) besiegt wurde</text:p>
      <text:p text:style-name="P6"/>
      <text:p text:style-name="P16"><text:span text:style-name="T7">Dialog: „</text:span><text:span text:style-name="T1">In diesem Moment kam vom Nordosten ein lauter werdendes Geräusch. Es klang wie Pferdehufe von menschlichen Reitern...</text:span><text:span text:style-name="T7">“</text:span></text:p>
      <text:p text:style-name="P6"/>
      <text:p text:style-name="P6">--- Vom Nordosten kommt ein Reiter, Wickbert, wenn Uruknorg Freund</text:p>
      <text:p text:style-name="P6"/>
      <text:p text:style-name="P16"><text:span text:style-name="T7">Wickbert: „</text:span><text:span text:style-name="T1">Im Namen von General Disgustus verhafte ich alle Orks des Stammes von Uruknorg, Sohn von Kapou'e, Sohn von Schwarzauge Karun, sowie jene, die sich ihre Verbündeten nennen!</text:span><text:span text:style-name="T7">“</text:span></text:p>
      <text:p text:style-name="P6"/>
      <text:p text:style-name="P6">--- Vom Nordosten kommt ein Reiter, Wickbert, wenn Nekromant Freund</text:p>
      <text:p text:style-name="P6"/>
      <text:p text:style-name="P16"><text:span text:style-name="T7">Wickbert: „</text:span><text:span text:style-name="T1">Im Namen von General Disgustus, jegliche umherstreifenden Untoten, oder jene, die von ihnen noch übrig sind, sollen hiermit von unseren Landen verbannt oder komplett vernichtet werden!</text:span><text:span text:style-name="T7">“</text:span></text:p>
      <text:p text:style-name="P6"/>
      <text:p text:style-name="P6">--- Egal wer Freund</text:p>
      <text:p text:style-name="P6"/>
      <text:p text:style-name="P16"><text:span text:style-name="T7">Tedder: „</text:span><text:span text:style-name="T1">Diesem General Disgustus werden wir später noch die Türen eintreten, das verspreche ich euch!</text:span><text:span text:style-name="T7">“</text:span></text:p>
      <text:p text:style-name="P6"/>
      <text:p text:style-name="P6">--- Ziel: Besiege Wickbert</text:p>
      <text:p text:style-name="P6"/>
      <text:p text:style-name="P6">--- <text:span text:style-name="T90">Wenn Wickbert tot ist …………………….</text:span></text:p>
      <text:p text:style-name="P6"/>
      <text:p text:style-name="P6"/>
      <text:p text:style-name="P102">--- Wenn Nekromant Freund</text:p>
      <text:p text:style-name="P58"/>
      <text:p text:style-name="P6"/>
      <text:p text:style-name="P16"><text:span text:style-name="T7">Nekromant: „</text:span><text:span text:style-name="T1">Was jetzt, Tedder? Wenn ihr aufbrecht, lasst mir doch bitte ein paar der Toten zurück... Ich habe bereits Verwendung für sie.</text:span><text:span text:style-name="T7">“</text:span></text:p>
      <text:p text:style-name="P6"/>
      <text:p text:style-name="P16"><text:span text:style-name="T7">Tedder: „</text:span><text:span text:style-name="T20">Ich bin nicht ganz sicher. </text:span><text:span text:style-name="T1">Wir </text:span><text:span text:style-name="T20">können als nächstes </text:span><text:span text:style-name="T1">nach Nordosten aufbrechen und unsere Heimat zurückerobern. </text:span><text:span text:style-name="T20">Oder aber wir jagen Uruknorg bis zu seinem Rückzugsort und sorgen dafür, dass er uns keine weiteren Probleme bereitet.</text:span><text:span text:style-name="T7">“</text:span></text:p>
      <text:p text:style-name="P6"/>
      <text:p text:style-name="P16"><text:span text:style-name="T7">Ugoki: „</text:span><text:span text:style-name="T1">Ich werde dafür sorgen, dass jeglichen Menschen, die in Kontakt mit Disgusburg stehen, ein erstaunlich kurzes Restleben verbleibt. </text:span><text:span text:style-name="T20">Der Weg, den wir wählen, ist mir ziemlich egal.</text:span><text:span text:style-name="T7">“</text:span></text:p>
      <text:p text:style-name="P6"/>
      <text:p text:style-name="P16"><text:span text:style-name="T7">Nekromant: „</text:span><text:span text:style-name="T1">Da werde ich euch glaube ich noch ein Stückchen begleiten, </text:span><text:span text:style-name="T21">ganz egal, welcher Weg</text:span><text:span text:style-name="T1"> - Soweit ihr noch etwas warten könnt und auch etwas für mich rausspringt.</text:span><text:span text:style-name="T7">“</text:span></text:p>
      <text:p text:style-name="P16"><text:span text:style-name="T7"/></text:p>
      <text:p text:style-name="P16"><text:span text:style-name="T7">--- </text:span><text:span text:style-name="T21">Entscheidung für Episode 6a </text:span><text:span text:style-name="T22">(nach Nordosten, Haaggebirge zurückerobern) </text:span><text:span text:style-name="T21">oder 6b </text:span><text:span text:style-name="T22">(nach Südosten, Uruknorg schlachten)</text:span></text:p>
      <text:p text:style-name="P6"/>
      <text:p text:style-name="P6"/>
      <text:p text:style-name="P101">--- Wenn Uruknorg Freund: <text:span text:style-name="T88">Ein Wolfsreiter kommt im Südosten des Kartenrands</text:span></text:p>
      <text:p text:style-name="P6"><text:soft-page-break/></text:p>
      <text:p text:style-name="P57">Dialog: „Kurz nachdem Wickberts Leben beendet wurde, eilte völlig außer Atem ein Wolfsreiter von Südosten auf die Lager von Uruknorg und Tedder zu.“</text:p>
      <text:p text:style-name="P57"/>
      <text:p text:style-name="P57">Wolfsreiter: „Uru… Uruknorg…. *keuch* Eines unserer Hauptlager, nur zwei Tagesmärsche südöstlich von hier entfernt, wird von Menschen aus Disgusburg belagert. Wir können nichtmehr lange standhalten… Wir brauchen Hilfe!“</text:p>
      <text:p text:style-name="P6"/>
      <text:p text:style-name="P16"><text:span text:style-name="T7">Uruknorg: „</text:span><text:span text:style-name="T22">Ich werde </text:span><text:span text:style-name="T23">sofort aufbrechen. Möge Disgusburg in Bälde in Flammen stehen! </text:span><text:span text:style-name="T22">Jedoch Tedder, w</text:span><text:span text:style-name="T1">ohin führt </text:span><text:span text:style-name="T22">dich dein </text:span><text:span text:style-name="T1">Weg? </text:span><text:span text:style-name="T22">Wenn du uns hilfst, die Belagerung von Disgusburg zu vernichten, </text:span><text:span text:style-name="T23">werden wir nach einem Sieg in Richtung Norden zu General Disgustus marschieren und seine Zeit als Herrscher mit sofortiger Wirkung beenden. Kopf ab, alles gut. Alles gut, Ende gut.</text:span><text:span text:style-name="T7">“</text:span></text:p>
      <text:p text:style-name="P6"/>
      <text:p text:style-name="P34"><text:span text:style-name="T7">Tedder: „</text:span><text:span text:style-name="T20">Ich bin nicht ganz sicher. </text:span><text:span text:style-name="T1">Wir </text:span><text:span text:style-name="T20">können als nächstes </text:span><text:span text:style-name="T1">nach Nordosten aufbrechen und unsere </text:span><text:span text:style-name="T23">eigene </text:span><text:span text:style-name="T1">Heimat zurückerobern. </text:span><text:span text:style-name="T20">Oder aber wir </text:span><text:span text:style-name="T23">helfen </text:span><text:span text:style-name="T20">Uruknorg </text:span><text:span text:style-name="T23">bei der Verteidigung seiner eigenen Feste und begeben uns danach nach Disgusburg um Rache zu nehmen...</text:span><text:span text:style-name="T7">“</text:span></text:p>
      <text:p text:style-name="P52"/>
      <text:p text:style-name="P34"><text:span text:style-name="T7">Ugoki: „</text:span><text:span text:style-name="T1">Ich werde dafür sorgen, dass jeglichen Menschen, die in Kontakt mit Disgusburg stehen, ein erstaunlich kurzes Restleben verbleibt. </text:span><text:span text:style-name="T20">Der Weg, den wir wählen, ist mir ziemlich egal.</text:span><text:span text:style-name="T7">“</text:span></text:p>
      <text:p text:style-name="P52"><text:span text:style-name="T7"/></text:p>
      <text:p text:style-name="P6">--- <text:span text:style-name="T89">Entscheidung für Episode 6a (nach Nordosten, Haaggebirge zurückerobern) oder 6b (nach Südosten, Uruknorg helfen)</text:span></text:p>
      <text:p text:style-name="P6"/>
      <text:p text:style-name="P6"/>
      <text:p text:style-name="P6"/>
      <text:p text:style-name="P40">Episode 6</text:p>
      <text:p text:style-name="P40"/>
      <text:p text:style-name="P40">--- <text:span text:style-name="T86">Ab diesem Szenario hängt alles von den Entscheidungen aus „Episode 5: Die Entscheidung“ ab. Es gibt 4 mögliche Handlungsstränge in 2 unterschiedlichen Szenarien für Episode 6</text:span></text:p>
      <text:p text:style-name="P40"/>
      <text:p text:style-name="P40"/>
      <text:p text:style-name="P41">Episode 6a: Rückeroberung</text:p>
      <text:p text:style-name="P41"/>
      <text:p text:style-name="P41">--- Tedder nimmt den Weg <text:span text:style-name="T87">in R</text:span>ichtung Nordosten, von der Sumpffestung zum Haaggebirge zurück, um seine Heimat zurückzuerobern / gefangene und versklavte Trolle zu befreien</text:p>
      <text:p text:style-name="P41"/>
      <text:p text:style-name="P106">--- Wenn Nekromant Freund</text:p>
      <text:p text:style-name="P61"/>
      <text:p text:style-name="P86">Wir laufen an Wickberts Leiche vorbei nach Nordosten, in Richtung Haaggebirge. Zwar immer noch im Flachland, doch näher an den Bergen, stoßen wir auf immer mehr Ugoki und mir vertrautes Gebiet. <text:span text:style-name="T109">Meine eigenen Rachegelüste hielten sich in Grenzen, doch bei Ugoki nahm es unnatürliche Ausmaße an. Er verfällt mittlerweile auch in eine Art Wahnsinn. Jedoch, glücklicherweise, eine andere Art der Verrücktheit als die, die sich bei Nekromant zeigt. Er ist die ganze Zeit mit Rachegedanken beschäftigt, wie wir General Disgustus bis zu Selbstmordgedanken treiben werden. Ich möchte keine seiner Worte wiederholen, da sie weit über das Böse hinaus gehen.</text:span></text:p>
      <text:p text:style-name="P86"/>
      <text:p text:style-name="P89">Ich hoffe, dass zumindest noch ein paar Trolle meines ehemaligen Stammes am Leben sind. Versklavt oder in Gefangenschaft, eines davon <text:span text:style-name="T134">denke</text:span> ich mir <text:span text:style-name="T134">wäre möglich</text:span>. Wir werden sie befreien, so viel steht fest. Ich hoffe, dass Uruknorg im Süden <text:span text:style-name="T111">an seinen Wunden verreckt und ich sein abscheuliches Gesicht nie wieder erblicken muss.</text:span></text:p>
      <text:p text:style-name="P89"/>
      <text:p text:style-name="P63">Nekromant bringt mir die Künste der Totenbeschwörung immer näher. Auf dem Weg zu<text:span text:style-name="T112">m Haaggebirge </text:span>lerne ich, wie ich die toten <text:span text:style-name="T110">Menschenleichen </text:span>nicht nur zu Skeletten wiederbeleben kann, sondern auch mit etwas mehr Aufwand und Konzentration ihre Seelen in unserer Welt <text:span text:style-name="T94">als Geister</text:span> zu materialisieren. <text:span text:style-name="T103">Ich denke, wenn ich General Disgustus genügend gefoltert und ausreichend Körperteile abgeschnitten und getötet habe, werde ich ihn als Geist wieder beschwören. Dann darf er in der Höhle, in der Nekromant Jahre seines Lebens verbracht hatte, für die Ewigkeit „Ich darf niemals Tedder hintergehen!“ an die Höhlenwände schreiben.</text:span></text:p>
      <text:p text:style-name="P63"/>
      <text:p text:style-name="P63">Geisterbeschwörung ist ein wirklich schwieriger Bereich der Nekromantie. Trotz der Nekrophilie meines Reisebegleiters bin ich wirklich zufrieden, ihn nicht für den stinkenden Ork Uruknorg verraten <text:span text:style-name="T135">zu </text:span>habe<text:span text:style-name="T135">n</text:span>. Uruknorg mag eine größere Armee haben, doch mit Nekromant und mit dem Wissen in seinem Buch, was er <text:soft-page-break/>inzwischen aufgegeben hat mir zu verkaufen, kann ich jeden gefallenen Feind oder auch ehemals lebenden Freund zu meiner eigenen Armee aus Geistern und Skeletten zählen.</text:p>
      <text:p text:style-name="P63"/>
      <text:p text:style-name="P91">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deren Kinder ich an Nekromant für seine sogenannten Forschungen verkaufen kann. Dann könnte ich sogar ein Tauschgeschäft vorschlagen – Buch gegen Kinder.</text:p>
      <text:p text:style-name="P63"/>
      <text:p text:style-name="P93">Nach knapp mehr als einem Tag Gewaltmarsch in Richtung Nordosten, nordwestlich mit gutem Abstand vorbei an Disgusburg, sehen wir die Berggipfel des Haaggebirges aufragen. Mein spezieller Freund und Lehrer braucht eine Pause – Wir schlagen also unser Lager auf.</text:p>
      <text:p text:style-name="P93"/>
      <text:p text:style-name="P93">--- Hier kommt ein Randomly Randomized Randomizer zum Einsatz: Ist die ehemalige Heimat niedergebrannt und es sind nur eine Art „Wachposten“ die du besiegen musst – Mit einer Verstärkung von Disgusburg, Südwesten der Karte – Oder sind alle Trolle (versklavt und) gefangen und ein Menschenoffizier bewacht das ganze, den du besiegen musst.</text:p>
      <text:p text:style-name="P66"/>
      <text:p text:style-name="P103">--- <text:span text:style-name="T113">Wenn ein Menschenoffizier die versklavten Trolle bewacht: („gutes Wetter“)</text:span></text:p>
      <text:p text:style-name="P66"/>
      <text:p text:style-name="P93">Kurz nachdem wir fertig sind, sehen wir sich etwas in weiter Ferne bewegen. Es scheint aus den Bergen zu kommen. Also haben die Menschen wohl nicht alles niedergebrannt. Es <text:span text:style-name="T136">sind wohl</text:span> Reiter, <text:span text:style-name="T136">wenn ich mich nicht irre</text:span>. Sie <text:span text:style-name="T137">kommen nicht zu nah</text:span>, sondern beobachten uns von der Ferne.</text:p>
      <text:p text:style-name="P93"/>
      <text:p text:style-name="P93">--- <text:span text:style-name="T114">Wenn Trolle versklavt, ist „gutes Wetter“ - Kein Nebel.</text:span></text:p>
      <text:p text:style-name="P93"/>
      <text:p text:style-name="P35"><text:span text:style-name="T24">--- Tedder </text:span><text:span text:style-name="T25">startet (Mit Nekromant, der alles sarkastisch und unnötig kommentiert) </text:span><text:span text:style-name="T24">im Südwesten der Karte </text:span></text:p>
      <text:p text:style-name="P35"><text:span text:style-name="T24"/></text:p>
      <text:p text:style-name="P35"><text:span text:style-name="T7">Ugoki: „</text:span>Unsere Heimat. <text:span text:style-name="T115">Lass uns jegliche Menschen von dort vertreiben und versklavten Trolle befreien!</text:span><text:span text:style-name="T7">“</text:span></text:p>
      <text:p text:style-name="P35"><text:span text:style-name="T7"/></text:p>
      <text:p text:style-name="P36"><text:span text:style-name="T7">N</text:span><text:span text:style-name="T1">ekromant: „Vertreiben bloß? N</text:span><text:span text:style-name="T26">ein, besser töten. </text:span><text:span text:style-name="T27">Ich brauche körperliche Nähe </text:span><text:span text:style-name="T28">für meine Forschungen</text:span><text:span text:style-name="T27">, das geht nicht, wenn sie weg sind. </text:span><text:span text:style-name="T26">Alle </text:span><text:span text:style-name="T1">Menschen </text:span><text:span text:style-name="T26">töten</text:span><text:span text:style-name="T1">!“</text:span></text:p>
      <text:p text:style-name="P54"/>
      <text:p text:style-name="P35"><text:span text:style-name="T7">--- Zwei Reiter der Menschen </text:span><text:span text:style-name="T29">sind </text:span><text:span text:style-name="T7">von den Bergen in Richtung Südwesten </text:span><text:span text:style-name="T29">geritten</text:span><text:span text:style-name="T7">, näher zu dem Spieler</text:span></text:p>
      <text:p text:style-name="P54"/>
      <text:p text:style-name="P35"><text:span text:style-name="T7">Reiter 1: „</text:span><text:span text:style-name="T1">Eh, schau mal! Dort befestigen Untote ihre Lager auf unserm Land.</text:span><text:span text:style-name="T7">“</text:span></text:p>
      <text:p text:style-name="P54"/>
      <text:p text:style-name="P35"><text:span text:style-name="T7">Tedder: „</text:span><text:span text:style-name="T1">Diese verkümmerten Lebenden mit ihren Reitern.</text:span><text:span text:style-name="T7">“</text:span></text:p>
      <text:p text:style-name="P54"/>
      <text:p text:style-name="P35"><text:span text:style-name="T7">Zweiter Reiter: „</text:span><text:span text:style-name="T1">Das sind keine Trolle, mkay? Viel zu bleich. Und warum sollten sie von Süden kommen?</text:span><text:span text:style-name="T7">“</text:span></text:p>
      <text:p text:style-name="P54"/>
      <text:p text:style-name="P35"><text:span text:style-name="T7">Reiter 1: „</text:span><text:span text:style-name="T1">Viel zu dichter Nebel </text:span><text:span text:style-name="T30">jetzt</text:span><text:span text:style-name="T1">. Lass uns </text:span><text:span text:style-name="T31">Governeur</text:span><text:span text:style-name="T1"> Rudolt bescheid geb</text:span><text:span text:style-name="T32">n</text:span><text:span text:style-name="T1">, nja.</text:span><text:span text:style-name="T7">“</text:span></text:p>
      <text:p text:style-name="P54"/>
      <text:p text:style-name="P54">--- Reiter reiten zurück in die Berge, zum Stadthalter Governeur Rudolt</text:p>
      <text:p text:style-name="P54"/>
      <text:p text:style-name="P35"><text:span text:style-name="T7">Reiter 1: „</text:span><text:span text:style-name="T1">*räusper* Seid gegrüßt, Rudolt. Wir ha</text:span><text:span text:style-name="T33">m</text:span><text:span text:style-name="T1"> da so südöstlich n paar Untote gesehen. Wollten nur ma </text:span><text:span text:style-name="T34">B</text:span><text:span text:style-name="T1">escheid geben.</text:span><text:span text:style-name="T7">“</text:span></text:p>
      <text:p text:style-name="P54"/>
      <text:p text:style-name="P35"><text:span text:style-name="T7">Governeur Rudolt: „</text:span><text:span text:style-name="T1">Dann tut mal die Glocken läuten!</text:span><text:span text:style-name="T7">“</text:span></text:p>
      <text:p text:style-name="P54"/>
      <text:p text:style-name="P54">--- Ziel: Besiege Governeur Rudolt und übernehme das Haaggebirge</text:p>
      <text:p text:style-name="P54"/>
      <text:p text:style-name="P84">--- Wenn Governeur Rudolt besiegt wurde</text:p>
      <text:p text:style-name="P84"/>
      <text:p text:style-name="P37"><text:span text:style-name="T9">Tedder: „</text:span><text:span text:style-name="T1">Damit wären wir zuhause!</text:span><text:span text:style-name="T9">“</text:span></text:p>
      <text:p text:style-name="P84"/>
      <text:p text:style-name="P83"/>
      <text:p text:style-name="P43"/>
      <text:p text:style-name="P104">--- Wenn alles niedergebrannt ist: <text:span text:style-name="T122">(„schlechtes Wetter“)</text:span></text:p>
      <text:p text:style-name="P93"/>
      <text:p text:style-name="P93">--- Wenn alles niedergebrannt ist, ist in diesem Szenario „schlechtes Wetter“ - Das heißt Nebel, evtl. Überschwemmungen mit vermehrtem Sumpf und sowas.</text:p>
      <text:p text:style-name="P93"><text:soft-page-break/></text:p>
      <text:p text:style-name="P93">--- <text:span text:style-name="T116">Tedder soll es jetzt am Anfang möglich sein, X Einheiten auszubilden / rekrutieren. Dannach soll die Burg verschwinden. Das macht ein nices Feeling beim Spielen, zusätzlich zum Nebel. Die Menschen bekommen festgelegte Einheiten die feste Plätze im Gebirge haben. Das soll dann etwa so abgestimmt sein, dass man die Berge mit den X rekrutierten Einheiten besiegen kann</text:span></text:p>
      <text:p text:style-name="P56"/>
      <text:p text:style-name="P55">--- <text:span text:style-name="T117">Beim ersten Tod eines Menschen </text:span>erscheint ein Reiter der Menschen in der Burg <text:span text:style-name="T117">in den Bergen</text:span>. Der Reiter soll nach Disgusburg eilen und General Disgustus um Hilfe <text:span text:style-name="T50">beten</text:span> (zusätzliche Truppen). Wenn es der Reiter nach Süden zum Kartenrand von diesem Szenario (Disgusburg) schafft, kommen nach ein paar weiteren Runden einige sehr starke Truppen von Disgusburg um zu helfen <text:span text:style-name="T117">und</text:span> das Haaggebirge zu halten. <text:span text:style-name="T117">Diese Verstärkung kommt von Süden – Man ist nicht dazu verpflichtet diese Einheiten zu töten. Nur alle im Gebirge befindlichen Einheiten.</text:span> Der Reiter heißt „Envoy“</text:p>
      <text:p text:style-name="P55"/>
      <text:p text:style-name="P55">--- <text:span text:style-name="T119">Ziel: Erforsche die ehemalige Heimat von Tedder</text:span></text:p>
      <text:p text:style-name="P55"/>
      <text:p text:style-name="P55">--- Wenn der <text:span text:style-name="T117">erste Sichtkontakt ist =&gt; Ziel: Töte alle Menschen, die sich im Gebirge befinden</text:span></text:p>
      <text:p text:style-name="P55"><text:span text:style-name="T7"/></text:p>
      <text:p text:style-name="P96">Menschliche Einheit, die gesichtet wurde: „Uahh! Das sind Untote!!“</text:p>
      <text:p text:style-name="P55"/>
      <text:p text:style-name="P55">--- <text:span text:style-name="T118">Wenn der erste Mensch stirbt, Envoy kommt</text:span></text:p>
      <text:p text:style-name="P55"><text:span text:style-name="T7"/></text:p>
      <text:p text:style-name="P37"><text:span text:style-name="T35">Envoy</text:span><text:span text:style-name="T7">: „</text:span><text:span text:style-name="T35">Ich werde </text:span><text:span text:style-name="T1">Disgusburg </text:span><text:span text:style-name="T35">benachrichtigen</text:span><text:span text:style-name="T1">, dass ein paar beschränkte Untote versuchen unsere Feste zu übernehmen!</text:span><text:span text:style-name="T7">“</text:span></text:p>
      <text:p text:style-name="P55"/>
      <text:p text:style-name="P37"><text:span text:style-name="T7">Dialog: „</text:span><text:span text:style-name="T1">Sollte der Envoy von den Menschen die südlich gelegene Stadt Disgusburg erreichen, wird nach kürzester Zeit Verstärkung von Disgusburg kommen. Töte den Envoy, bevor er Disgusburg erreicht, um eine Übermacht der Menschen zu verhindern.</text:span><text:span text:style-name="T7">“</text:span></text:p>
      <text:p text:style-name="P55"/>
      <text:p text:style-name="P55">--- Wenn der Envoy Disgusburg erreicht, verschwindet der Reiter für ein paar Runden</text:p>
      <text:p text:style-name="P55"/>
      <text:p text:style-name="P37"><text:span text:style-name="T7">Envoy: „</text:span><text:span text:style-name="T1">Verstärkung wird kommen!</text:span><text:span text:style-name="T7">“</text:span></text:p>
      <text:p text:style-name="P55"/>
      <text:p text:style-name="P55">--- Nach dem der Envoy Disgusburg erreicht hatte, kommt er wieder, mit Verstärkung von Disgusburg</text:p>
      <text:p text:style-name="P55"/>
      <text:p text:style-name="P37"><text:span text:style-name="T7">Envoy: „</text:span><text:span text:style-name="T1">Ich konnte bei General Disgustus </text:span><text:span text:style-name="T15">ein </text:span><text:span text:style-name="T1">paar Truppen </text:span><text:span text:style-name="T15">erbeten</text:span><text:span text:style-name="T8">.“</text:span></text:p>
      <text:p text:style-name="P85"/>
      <text:p text:style-name="P37"><text:span text:style-name="T8">--- </text:span><text:span text:style-name="T9">Es kommen einige, viele, starke Einheiten der Menschen vom Süden der Kartenrand. </text:span><text:span text:style-name="T36">Langsame Einheiten.</text:span></text:p>
      <text:p text:style-name="P37"><text:span text:style-name="T36"/></text:p>
      <text:p text:style-name="P37"><text:span text:style-name="T36">--- </text:span><text:span text:style-name="T37">Wenn alle Gegner im Gebirge tot sind, ist das Szenario gewonnen…</text:span></text:p>
      <text:p text:style-name="P37"><text:span text:style-name="T37"/></text:p>
      <text:p text:style-name="P38"><text:span text:style-name="T37">T</text:span><text:span text:style-name="T1">edder: „Endlich zuhause!“</text:span></text:p>
      <text:p text:style-name="P84"/>
      <text:p text:style-name="P61"/>
      <text:p text:style-name="P106">--- Wenn <text:span text:style-name="T91">Uruknorg </text:span>Freund</text:p>
      <text:p text:style-name="P59"/>
      <text:p text:style-name="P69">Ich bereue eines mit meiner Entscheidung, Nekromant mit den Orks verraten zu haben. Er war wirklich verrückt. Wahnsinnig. Ugoki und ich vermissen seine wirklich abstoßenden Verhaltensweisen und Kommentare rein-gar-überhaupt-nicht. <text:span text:style-name="T102">Außerdem kann er mich nicht mehr damit nerven zu versuchen, mir sein Buch zu verkaufen.</text:span> <text:span text:style-name="T95">All das beiseite, er hat mir mit der Nekromantie wirklich sehr geholfen. Wenn nicht sogar komplett. Ich habe keinerlei Ideen, in welcher Weise ich meine Künste in der Totenbeschwörung ausweiten könnte. Ich werde mich wohl mit axtschwingenden, bogenschießenden und Skelettpferde reitenden Skelette zufrieden geben.</text:span></text:p>
      <text:p text:style-name="P69"/>
      <text:p text:style-name="P71"><text:span text:style-name="T121">Bevor sich unsere Wege trennten, Uruknorg nach Südosten und ich nach Nordosten gingen,</text:span> beobachtet<text:span text:style-name="T121">e</text:span> <text:span text:style-name="T121">der Ork </text:span>meine verzweifelten Versuche, etwas anderes als Skelette aus den aufzufindenden Leichen und derer, die wir aus dem letzten Schlachtfeld mit uns nahmen, zu beschwören. Er <text:span text:style-name="T121">bot </text:span>mir an, mir einen Teil seiner Horde zur Verfügung zu stellen. Er stellt<text:span text:style-name="T121">e</text:span> mir einige äußerst brutal aussehende, orkische Krieger vor. Auf einen Vorschlag von Ugoki hin <text:span text:style-name="T121">entschied</text:span> ich mich für die schlicht gekleideten Attentäter. Ugoki <text:span text:style-name="T121">fand</text:span>, dass sie vom Äußeren noch am besten zu unserer Skelettarmee passen.</text:p>
      <text:p text:style-name="P69"/>
      <text:p text:style-name="P88">Wir laufen an Wickberts Leiche vorbei nach Nordosten, in Richtung Haaggebirge. Zwar immer noch im Flachland, doch näher an den Bergen, stoßen wir auf immer mehr Ugoki und mir vertrautes Gebiet. <text:span text:style-name="T109">Meine </text:span><text:soft-page-break/><text:span text:style-name="T109">eigenen Rachegelüste hielten sich in Grenzen, doch bei Ugoki nahm es unnatürliche Ausmaße an. Er verfällt mittlerweile auch in eine Art Wahnsinn. Jedoch, glücklicherweise, eine andere Art der Verrücktheit als die, die sich bei Nekromant zeigt. Er ist die ganze Zeit mit Rachegedanken beschäftigt, wie wir General Disgustus bis zu Selbstmordgedanken treiben werden. Ich möchte keine seiner Worte wiederholen, da sie weit über das Böse hinaus gehen.</text:span></text:p>
      <text:p text:style-name="P87"/>
      <text:p text:style-name="P90">Ich hoffe, dass zumindest noch ein paar Trolle meines ehemaligen Stammes am Leben sind. Versklavt oder in Gefangenschaft, eines davon stelle ich mir für sie vor. Wir werden sie befreien, so viel steht fest. <text:span text:style-name="T120">Außerdem hoffe ich</text:span>, dass Uruknorg im Süden <text:span text:style-name="T120">erfolgreich ist und den Versuch von General Disgustus, mit den Orks in die Offensive zu gehen, bevor Uruknorg selbst die Hand zum Angriff auf die Menschen erhob, zu Nichte macht.</text:span></text:p>
      <text:p text:style-name="P69"/>
      <text:p text:style-name="P92">Ich bin gespannt, wie meine ehemalige Heimat jetzt aussieht. Vielleicht ist ja wirklich alles niedergebrannt und nur mehr Ruinen der Bauten und Leichen meines ehemaligen Stammes vorzufinden. Oder aber die Menschen machen Nutzen aus dem fruchtbaren Boden – Vielleicht leben dort jetzt ganz liebe Friede Freude Eierkuchen Bauern, deren Kinder ich an Nekromant für seine sogenannten Forschungen verkaufen kann. Dann könnte ich sogar ein Tauschgeschäft vorschlagen – Buch gegen Kinder.</text:p>
      <text:p text:style-name="P64"/>
      <text:p text:style-name="P94">Nach knapp mehr als einem Tag Gewaltmarsch in Richtung Nordosten, nordwestlich mit gutem Abstand vorbei an Disgusburg, sehen wir die Berggipfel des Haaggebirges aufragen. Mein spezieller Freund und Lehrer braucht eine Pause – Wir schlagen also unser Lager auf.</text:p>
      <text:p text:style-name="P94"/>
      <text:p text:style-name="P95">Kurz nachdem wir fertig sind, sehen wir sich etwas in weiter Ferne bewegen – Es scheint aus den Bergen zu kommen. Also haben die Menschen wohl nicht alles niedergebrannt. Es scheinen Reiter zu sein. Sie nähern sich nicht komplett, sondern beobachten uns von der Ferne.</text:p>
      <text:p text:style-name="P60"/>
      <text:p text:style-name="P59">--- <text:span text:style-name="T91">Tedder und Ugoki sind alleine in diesem Szenario und müssen das Haaggebirge zurückerobern, da Uruknorg zu dieser Zeit südlich von Disgusburg ist, um seine eigenen Leute zu retten. Das Szenario spielt sich genauso ab wie mit Nekromant als Freund bei „gutem Wetter“ (hier kann man natürlich auch wieder eine Ranomly Ramdomized Ramdomness einbinden mit „schlechtem Wetter“) – Nur die Dialoge mit Nekromant kommen nicht.</text:span></text:p>
      <text:p text:style-name="P53"/>
      <text:p text:style-name="P41"/>
      <text:p text:style-name="P41">Episode 6b: Blutbad</text:p>
      <text:p text:style-name="P41"/>
      <text:p text:style-name="P105">--- <text:span text:style-name="T87">Nekromant Freund: Uruknorg ist nach Südosten geflohen – Tedder, Ugoki und Nekromant verfolgen Uruknorg, um ihn in seinem Rückzugslager auszulöschen</text:span></text:p>
      <text:p text:style-name="P44"/>
      <text:p text:style-name="P62">Der Wächtergeist ist tot. Der Elfenkönig Vasolin ist tot. Der menschliche Reiter Wickbert ist tot. Uruknorg ist fast tot. Ich bin untot. General Disgustus lebt noch. Ziemlich einfach, was noch zu tun ist, oder? Uruknorg töten, General Disgustus foltern und töten. Dann sollte der Friede wieder hergestellt sein, wie er es war, bevor dieser widerwärtige Menschengeneral meinen Stamm <text:span text:style-name="T102">versuchte zu versklaven oder gar auszurotten</text:span>.</text:p>
      <text:p text:style-name="P62"/>
      <text:p text:style-name="P62">Nekromant bringt mir die Künste der Totenbeschwörung immer näher. Auf dem Weg zu Uruknorgs Rückzugort lerne ich, wie ich die toten Orkleichen nicht nur zu Skeletten wiederbeleben kann, sondern auch mit etwas mehr Aufwand und Konzentration ihre Seelen in unserer Welt <text:span text:style-name="T94">als Geister</text:span> zu materialisieren. <text:span text:style-name="T103">Ich denke, wenn ich General Disgustus genügend gefoltert und ausreichend Körperteile abgeschnitten und getötet habe, werde ich ihn als Geist wieder beschwören. Dann darf er in der Höhle, in der Nekromant Jahre seines Lebens verbracht hatte, für die Ewigkeit „Ich darf niemals Tedder hintergehen!“ an die Höhlenwände schreiben.</text:span></text:p>
      <text:p text:style-name="P62"/>
      <text:p text:style-name="P62">Geisterbeschwörung ist ein wirklich schwieriger Bereich der Nekromantie. Trotz der Nekrophilie meines Reisebegleiters bin ich wirklich zufrieden, ihn nicht für den stinkenden Ork Uruknorg verraten habe. Uruknorg mag eine größere Armee haben, doch mit Nekromant und mit dem Wissen in seinem Buch, was er inzwischen aufgegeben hat mir zu verkaufen, kann ich jeden gefallenen Feind oder auch ehemals lebenden Freund zu meiner eigenen Armee aus Geistern und Skeletten zählen.</text:p>
      <text:p text:style-name="P62"/>
      <text:p text:style-name="P65">Der bevorstehende Kampf gegen Uruknorgs Orkhorde wird meine Getreuen stärken und auf meinen Einfall in Disgusburg vorbereiten. Ugoki verfällt mittlerweile auch in eine Art Wahnsinn. Jedoch, glücklicherweise, eine andere Art der Verrücktheit als die, die sich bei Nekromant zeigt. Er ist die ganze Zeit mit Rachegedanken beschäftigt. Wie wir General Disgustus bis zu Selbstmordgedanken treiben werden. Ich möchte keine seiner Worte wiederholen, da sie weit über das Böse hinaus gehen.</text:p>
      <text:p text:style-name="P65"/>
      <text:p text:style-name="P65"><text:soft-page-break/>Wir sehen nach 2 Tagen Gewaltmarsch in Richtung Südosten, folgend den Spuren die die restlichen und fliehenden Krieger von Uruknorg hinterlassen, ein großes Lager, nicht all zu weit vor uns. Es ist nun soweit – Uruknorg, Sohn von Kapou‘e, Sohn des Schwarzauge Karun, wird fallen und es wird kein Familienmitglied von Schwarzauge mehr am Leben sein. Ich werde mich darum kümmern müssen, dass jemand die einzelnen Orkstämme vereint hält – Damit das Land nicht wieder in Chaos und unendlich andauern<text:span text:style-name="T104">d</text:span>e Orküberfälle versinkt.</text:p>
      <text:p text:style-name="P41"/>
      <text:p text:style-name="P75">--- <text:span text:style-name="T105">Start des Szenarios…</text:span></text:p>
      <text:p text:style-name="P75"/>
      <text:p text:style-name="P76">--- <text:span text:style-name="T45">Im Westen sind Tedders und Nekromants Armeen, im Südosten ist Uruknorg mit seiner Armee</text:span></text:p>
      <text:p text:style-name="P76"/>
      <text:p text:style-name="P78">Tedder: „Uruknorg – Möge deine Herrschaft noch heute enden!“</text:p>
      <text:p text:style-name="P78"/>
      <text:p text:style-name="P78">Uruknorg: „Du verweichlichtes Skelettding, der Tedder des Haaggebirges hätte niemals den Sohn von Kapou‘e, Sohn des Schwarzauge Karun hintergangen!“</text:p>
      <text:p text:style-name="P78"/>
      <text:p text:style-name="P78">Tedder: „Der bin ich auch nicht mehr. Nun denn – Macht es schnell, meine Getreuen. <text:span text:style-name="T107">Keine Überlebenden!</text:span>“</text:p>
      <text:p text:style-name="P78"/>
      <text:p text:style-name="P78">Nekromant: „<text:span text:style-name="T106">Hahahaha - J</text:span>aaaaaaa! Noch mehr tote Orks.“</text:p>
      <text:p text:style-name="P78"/>
      <text:p text:style-name="P78">--- <text:span text:style-name="T107">Ziel: Töte Uruknorg und seine gesamte Armee. Keine Überlebenden. Das Szenario heißt ja schließlich „Blutbad“</text:span></text:p>
      <text:p text:style-name="P78"/>
      <text:p text:style-name="P78">--- <text:span text:style-name="T107">Wenn Uruknorg tod ist…</text:span></text:p>
      <text:p text:style-name="P78"/>
      <text:p text:style-name="P79">Uruknorg: „Ugh...“</text:p>
      <text:p text:style-name="P79"/>
      <text:p text:style-name="P79">Nekromant: „Hände ab, Füße ab, Arme ab, Beine ab. Kopf ab. So ists brav!“</text:p>
      <text:p text:style-name="P42"/>
      <text:p text:style-name="P77">--- <text:span text:style-name="T108">Wenn der letzte Ork stirbt…</text:span></text:p>
      <text:p text:style-name="P77"/>
      <text:p text:style-name="P80">Tedder: „Das wars hier – Geister, verfolgt und tötet alle restlichen Orks, die versuchen zu fliehen. Wir brechen noch heute nach Norden, zu diesem menschlichen, lächerlichen Stinktustus auf!“</text:p>
      <text:p text:style-name="P80"/>
      <text:p text:style-name="P80">Ugoki: „Lass Disgustus mir. Ich werde ihn lebendig essen.“</text:p>
      <text:p text:style-name="P80"/>
      <text:p text:style-name="P81">Nekromant: „Und ich schau zu!“</text:p>
      <text:p text:style-name="P42"/>
      <text:p text:style-name="P41"/>
      <text:p text:style-name="P105">--- <text:span text:style-name="T87">Uruknorg Freund: </text:span>Einer von Uruknorgs Lagern, im Südosten von der Sumpffestung, wird angegriffen und Tedder hilft Uruknorg dabei, Elfen und Menschen auszulöschen.</text:p>
      <text:p text:style-name="P44"/>
      <text:p text:style-name="P65">Gemeinsam mit den Soldaten von Uruknorg und meinen Skeletten marschieren wir in Richtung Südosten. Der Wolfsreiter, der uns die Nachricht des Überfalls von Disgusburg überbrachte, sagte, es wären 2 Tagesmärsche – Doch die Orks <text:span text:style-name="T93">sind</text:span> müde nach dem hart errungenen Sieg gegen Nekromant und diesen seltsamen Menschenreiter Wickbert. Es wird vermutlich etwas länger als 2 Tage dauern.</text:p>
      <text:p text:style-name="P41"/>
      <text:p text:style-name="P67">Als ich Uruknorg frage, wie er über meine Auferstehung zu Wissen kam, erzählt er mir, wie seine Armee westlich des Stillen Waldes ein paar umherstreifende Elfen gefangen nahm, um zu ergründen, was General Disgustus dazu bewegte, den Frieden in einer derartigen Weise, nämlich die Aurlöschung meines ehemaligen Volkes, zu brechen.</text:p>
      <text:p text:style-name="P67"/>
      <text:p text:style-name="P68">Ich bereue eines mit meiner Entscheidung, Nekromant mit den Orks verraten zu haben. Er war wirklich verrückt. Wahnsinnig. Ugoki und ich vermissen seine wirklich abstoßenden Verhaltensweisen und Kommentare rein-gar-überhaupt-nicht. <text:span text:style-name="T102">Außerdem kann er mich nicht mehr damit nerven zu versuchen, mir sein Buch zu verkaufen.</text:span> <text:span text:style-name="T95">All das beiseite, er hat mir mit der Nekromantie wirklich sehr geholfen. Wenn nicht sogar komplett. Ich habe keinerlei Ideen, in welcher Weise ich meine Künste in der Totenbeschwörung ausweiten könnte. Ich werde mich wohl mit axtschwingenden, bogenschießenden und Skelettpferde reitenden Skelette zufrieden geben.</text:span></text:p>
      <text:p text:style-name="P68"/>
      <text:p text:style-name="P70">Uruknorg beobachtet meine verzweifelten Versuche, etwas anderes als Skelette aus den aufzufindenden Leichen und derer, die wir aus dem letzten Schlachtfeld mit uns nahmen, zu beschwören. Er bietet mir an, mir einen Teil seiner Horde zur Verfügung zu stellen. Er stellt mir einige äußerst brutal aussehende, orkische <text:soft-page-break/>Krieger vor. Auf einen Vorschlag von Ugoki hin entscheide ich mich für die schlicht gekleideten Attentäter. Ugoki findet, dass sie vom Äußeren noch am besten zu unserer Skelettarmee passen.</text:p>
      <text:p text:style-name="P68"/>
      <text:p text:style-name="P68"><text:span text:style-name="T96">Neben allem verfällt Ugoki mittlerweile auch in eine Art Wahnsinn. Jedoch, glücklicherweise, eine andere Art der Verrücktheit als die, die sich bei Nekromant zeigte. Er ist die ganze Zeit mit Rachegedanken beschäftigt. Wie wir General Disgustus bis zu Selbstmordgedanken treiben werden. Ich möchte keine seiner Worte wiederholen, da sie weit über das Böse hinaus gehen.</text:span></text:p>
      <text:p text:style-name="P68"/>
      <text:p text:style-name="P70">Wie erwartet dauerte es keine 2 Tage, sondern knappe 3 Tage, bis wir südöstlich vo<text:span text:style-name="T97">r</text:span> uns ein großes Lager sehen, nicht all zu weit entfernt von uns. <text:span text:style-name="T92">Es </text:span>steht <text:span text:style-name="T92">nun </text:span>ein zweiter Streich gegen die Streitkräfte von General Disgustus bevor, was Ugokis und meine Stimmung um einiges heben wird. Wenn wir hier fertig sind werden wir nach Norden in Disgusburg einmarschieren und alle Soldaten sowie ihre Frauen und Kinder bis zum Tode foltern. Das wird den skelettigen Teil meiner Armee um einen guten Anteil vergrößern.</text:p>
      <text:p text:style-name="P6"/>
      <text:p text:style-name="P6">--- Am Anfang des Szenarios…</text:p>
      <text:p text:style-name="P6"/>
      <text:p text:style-name="P6">--- Im <text:span text:style-name="T98">Westen sind Tedders und Uruknorgs Armeen, im Südosten ist ein großes Lager von Orks, die von Menschen belagert sind. Im Nordosten ist ein Lager der Menschen, ein Offozier, geschickt von General Disgustus</text:span></text:p>
      <text:p text:style-name="P6"/>
      <text:p text:style-name="P6">--- <text:span text:style-name="T99">Namen: Dal‘Falar (Ein Orkskriegsherr in der belagerten Orkfestung), Sicktus (der menschliche Offizier, der die Belagerung kontrolliert)</text:span></text:p>
      <text:p text:style-name="P6"/>
      <text:p text:style-name="P72">Uruknorg: „Wer seid ihr menschlichen Klappergestelle, dass ihr denkt, euch mit mir, Uruknorg, Sohn von Kapou‘e, Sohn des Schwarzauge Karun, anzulegen? Einen Becher aus eurem Schädel werde ich machen, wie mein Vater zuvor es mit seinen Gegnern tat!“</text:p>
      <text:p text:style-name="P72"/>
      <text:p text:style-name="P72">Sicktus: „Pah! Hört auf zu belagern – Fangt an zu töten, Männer! Köpft danach diesen orkischen Wichtigtuer Uruknorg!“</text:p>
      <text:p text:style-name="P72"/>
      <text:p text:style-name="P72">Ugoki: „Das wird ein Spaß.“</text:p>
      <text:p text:style-name="P72"/>
      <text:p text:style-name="P73">Tedder: „<text:span text:style-name="T99"> Ein kleiner Vorgeschmack zu dem, was wir General Disgustus antun werden.</text:span>“</text:p>
      <text:p text:style-name="P73"/>
      <text:p text:style-name="P73">--- <text:span text:style-name="T100">Ziel: Töte alle gegnerischen Einheiten, nicht nur den Offizier Sicktus, sondern auch alle Menschen die das Orklager belagern. Es darf keine Überlebenden geben in diesem Szenario. Darum auch „Blutbad“ der Name</text:span></text:p>
      <text:p text:style-name="P73"/>
      <text:p text:style-name="P73">--- <text:span text:style-name="T101">Wenn Sicktus und seine gesamten Einheiten vernichtet sind…</text:span></text:p>
      <text:p text:style-name="P73"/>
      <text:p text:style-name="P74">Uruknorg: „Ich danke dir, Tedder, dass du mir geholfen hast. Ich weiß, es war keine leichte Entscheidung, mir hier Hilfe zu leisten, während die letzten überlebenden Trolle deines Stammes im Norden noch in Sklaverei leben. Solltest du oder Freunde von dir jemals Hilfe benötigen, ich werde dir mit allen Mitteln die mir zur Verfügung stehen zur Seite stehen.“</text:p>
      <text:p text:style-name="P74"/>
      <text:p text:style-name="P74">Tedder: „Gar keine Ursache. Wenn du Lust hast, darfst du mich gerne noch ein Stückchen nach Norden begleiten. Ugoki und ich werden keinen Tag mehr ruhen bis der Kopf von General Disgustus weit weg von seinem Körper aufgespießt wurde.“</text:p>
      <text:p text:style-name="P74"/>
      <text:p text:style-name="P74">Uruknorg: „So sei es.“</text:p>
      <text:p text:style-name="P82"/>
      <text:p text:style-name="P8"/>
      <text:p text:style-name="P6"/>
      <text:p text:style-name="P6"/>
      <text:p text:style-name="P14"><text:span text:style-name="T123">Episode</text:span> 7: <text:span text:style-name="T124">Rache</text:span></text:p>
      <text:p text:style-name="P14"/>
      <text:p text:style-name="P7">--- <text:span text:style-name="T123">Hier unterscheiden sich jetzt 4 Ausgangsmöglichkeiten, abhängig von den Entscheidungen in Szenario 5., sowie „schlechtes/gutes Wetter“ aus Szenario 6, was insgesamt 8 Ausgangsmöglichkeiten ergibt. Jedoch beeinflusst das „schlechte“ bzw. „gute“ Wetter nur die Karte und nicht das Spielgeschehen oder die Dialoge. Das heißt, es sind doch nur 4 Ausgangsmöglichkeiten! </text:span><text:span text:style-name="T126">Ausgangsmöglichkeiten:</text:span></text:p>
      <text:p text:style-name="P7"/>
      <text:p text:style-name="P7">--- <text:span text:style-name="T127">a) </text:span><text:span text:style-name="T125">Nekromant ist Freund (Uruknorg ist Feind), Norden gewählt (Haaggebirge zurückerobern, Uruknorg im Süden)</text:span></text:p>
      <text:p text:style-name="P7"/>
      <text:p text:style-name="P7"><text:soft-page-break/>--- <text:span text:style-name="T127">b) </text:span><text:span text:style-name="T125">Nekromant ist Freund (Uruknorg ist Feind), Süden gewählt (Uruknorg schlachten)</text:span></text:p>
      <text:p text:style-name="P7"/>
      <text:p text:style-name="P7">--- <text:span text:style-name="T127">c) </text:span><text:span text:style-name="T125">Uruknorg ist Freund (Nekromant ist Feind), Norden gewählt (Haaggebirge zurückerobern, Uruknorg im Süden)</text:span></text:p>
      <text:p text:style-name="P7"/>
      <text:p text:style-name="P7">--- <text:span text:style-name="T127">d) </text:span><text:span text:style-name="T125">Uruknorg ist Freund (Nekromant ist Feind), Süden gewählt (Uruknorg helfen, gegen eine Vormacht der Menschen standzuhalten)</text:span></text:p>
      <text:p text:style-name="P7"/>
      <text:p text:style-name="P7">--- <text:span text:style-name="T128">Generelles Ziel: General Disgustus auslöschen!</text:span></text:p>
      <text:p text:style-name="P7"/>
      <text:p text:style-name="P100">TODO: Die Handlungsstränge von Szenario 6 deutlich unterscheiden und hier weiter ausbau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Typewriter" svg:font-family="'Lucida Sans Typewriter'"/>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1T07:33:52.352000000</dc:date>
    <meta:editing-duration>PT6H36M49S</meta:editing-duration>
    <meta:editing-cycles>212</meta:editing-cycles>
    <meta:document-statistic meta:table-count="0" meta:image-count="0" meta:object-count="0" meta:page-count="17" meta:paragraph-count="328" meta:word-count="7877" meta:character-count="51582" meta:non-whitespace-character-count="44006"/>
  </office:meta>
</office:document-meta>
</file>